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87cm"/>
    </style:style>
    <style:style style:name="co2" style:family="table-column">
      <style:table-column-properties fo:break-before="auto" style:column-width="2.575cm"/>
    </style:style>
    <style:style style:name="co3" style:family="table-column">
      <style:table-column-properties fo:break-before="auto" style:column-width="3.724cm"/>
    </style:style>
    <style:style style:name="co4" style:family="table-column">
      <style:table-column-properties fo:break-before="auto" style:column-width="2.773cm"/>
    </style:style>
    <style:style style:name="co5" style:family="table-column">
      <style:table-column-properties fo:break-before="auto" style:column-width="3.528cm"/>
    </style:style>
    <style:style style:name="co6" style:family="table-column">
      <style:table-column-properties fo:break-before="auto" style:column-width="2.604cm"/>
    </style:style>
    <style:style style:name="co7" style:family="table-column">
      <style:table-column-properties fo:break-before="auto" style:column-width="3.584cm"/>
    </style:style>
    <style:style style:name="co8" style:family="table-column">
      <style:table-column-properties fo:break-before="auto" style:column-width="2.716cm"/>
    </style:style>
    <style:style style:name="co9" style:family="table-column">
      <style:table-column-properties fo:break-before="auto" style:column-width="4.733cm"/>
    </style:style>
    <style:style style:name="co1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3.836cm"/>
    </style:style>
    <style:style style:name="co12" style:family="table-column">
      <style:table-column-properties fo:break-before="auto" style:column-width="2.799cm"/>
    </style:style>
    <style:style style:name="co13" style:family="table-column">
      <style:table-column-properties fo:break-before="auto" style:column-width="2.912cm"/>
    </style:style>
    <style:style style:name="co14" style:family="table-column">
      <style:table-column-properties fo:break-before="auto" style:column-width="1.792cm"/>
    </style:style>
    <style:style style:name="co15" style:family="table-column">
      <style:table-column-properties fo:break-before="auto" style:column-width="2.268cm"/>
    </style:style>
    <style:style style:name="co16" style:family="table-column">
      <style:table-column-properties fo:break-before="auto" style:column-width="2.491cm"/>
    </style:style>
    <style:style style:name="co17" style:family="table-column">
      <style:table-column-properties fo:break-before="auto" style:column-width="2.35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0.74pt solid #000000" fo:background-color="#cc99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none" fo:background-color="#ffff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order-bottom="none" fo:background-color="#ffff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order-bottom="none" fo:background-color="#c5e0b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order-bottom="none" fo:background-color="#b4c7e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order-bottom="none" fo:background-color="#b4c7e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order-bottom="none" fo:background-color="#cc99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order-bottom="none" fo:background-color="#cc99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c5e0b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b4c7e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cc99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ffff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fo:border-bottom="none" fo:background-color="#c5e0b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fo:border-bottom="none" fo:background-color="#b4c7e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fo:border-bottom="none" fo:background-color="#cc99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cc9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order-bottom="0.74pt solid #000000" fo:background-color="#cc99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4" table:number-columns-repeated="1007" table:default-cell-style-name="ce1"/>
        <table:table-row table:style-name="ro1">
          <table:table-cell table:number-columns-repeated="12"/>
          <table:table-cell table:style-name="ce4" office:value-type="string" calcext:value-type="string">
            <text:p>Calculos <text:span text:style-name="T1">↓↓</text:span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5" table:number-rows-spanned="1">
            <text:p>Filtro Amarillo (<text:span text:style-name="T1">λ = 580 nm )</text:span></text:p>
          </table:table-cell>
          <table:covered-table-cell table:number-columns-repeated="4" table:style-name="ce2"/>
          <table:table-cell/>
          <table:table-cell table:style-name="ce6" office:value-type="string" calcext:value-type="string" table:number-columns-spanned="5" table:number-rows-spanned="1">
            <text:p>Filtro Verde (<text:span text:style-name="T1">λ = 525 nm )</text:span></text:p>
          </table:table-cell>
          <table:covered-table-cell table:number-columns-repeated="4" table:style-name="ce6"/>
          <table:table-cell/>
          <table:table-cell table:style-name="ce39" office:value-type="string" calcext:value-type="string">
            <text:p>Datos<text:span text:style-name="T1">←</text:span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2" table:number-rows-spanned="1">
            <text:p>Distancia placa-pantalla </text:p>
          </table:table-cell>
          <table:covered-table-cell table:style-name="ce2"/>
          <table:table-cell table:style-name="ce12" office:value-type="float" office:value="376" calcext:value-type="float">
            <text:p>376</text:p>
          </table:table-cell>
          <table:table-cell table:style-name="ce2" office:value-type="string" calcext:value-type="string">
            <text:p>Error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6" office:value-type="string" calcext:value-type="string" table:number-columns-spanned="2" table:number-rows-spanned="1">
            <text:p>Distancia placa-pantalla </text:p>
          </table:table-cell>
          <table:covered-table-cell table:style-name="ce6"/>
          <table:table-cell table:style-name="ce12" office:value-type="float" office:value="376" calcext:value-type="float">
            <text:p>376</text:p>
          </table:table-cell>
          <table:table-cell table:style-name="ce6" office:value-type="string" calcext:value-type="string">
            <text:p>Error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Calculos <text:span text:style-name="T1">↓↓</text:span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2" table:number-rows-spanned="1">
            <text:p>Distancia filtro-placa</text:p>
          </table:table-cell>
          <table:covered-table-cell table:style-name="ce2"/>
          <table:table-cell table:style-name="ce12" office:value-type="float" office:value="75" calcext:value-type="float">
            <text:p>75</text:p>
          </table:table-cell>
          <table:table-cell table:style-name="ce2" office:value-type="string" calcext:value-type="string">
            <text:p>Error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6" office:value-type="string" calcext:value-type="string" table:number-columns-spanned="2" table:number-rows-spanned="1">
            <text:p>Distancia filtro-placa</text:p>
          </table:table-cell>
          <table:covered-table-cell table:style-name="ce6"/>
          <table:table-cell table:style-name="ce12" office:value-type="float" office:value="75" calcext:value-type="float">
            <text:p>75</text:p>
          </table:table-cell>
          <table:table-cell table:style-name="ce6" office:value-type="string" calcext:value-type="string">
            <text:p>Error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9" office:value-type="string" calcext:value-type="string">
            <text:p>Datos<text:span text:style-name="T1">←</text:span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2" table:number-rows-spanned="1">
            <text:p>L=d1+d2</text:p>
          </table:table-cell>
          <table:covered-table-cell table:style-name="ce2"/>
          <table:table-cell table:style-name="ce12" table:formula="of:=[.C3]+[.C4]" office:value-type="float" office:value="451" calcext:value-type="float">
            <text:p>451</text:p>
          </table:table-cell>
          <table:table-cell table:style-name="ce2" office:value-type="string" calcext:value-type="string">
            <text:p>Error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6" office:value-type="string" calcext:value-type="string" table:number-columns-spanned="2" table:number-rows-spanned="1">
            <text:p>L=d1+d2</text:p>
          </table:table-cell>
          <table:covered-table-cell table:style-name="ce6"/>
          <table:table-cell table:style-name="ce12" table:formula="of:=[.I3]+[.I4]" office:value-type="float" office:value="451" calcext:value-type="float">
            <text:p>451</text:p>
          </table:table-cell>
          <table:table-cell table:style-name="ce6" office:value-type="string" calcext:value-type="string">
            <text:p>Error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Calculos <text:span text:style-name="T1">↓↓</text:span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adio interno</text:p>
          </table:table-cell>
          <table:table-cell table:style-name="ce2" office:value-type="string" calcext:value-type="string">
            <text:p>Error Radio interno</text:p>
          </table:table-cell>
          <table:table-cell table:style-name="ce2" office:value-type="string" calcext:value-type="string">
            <text:p>Radio Externo</text:p>
          </table:table-cell>
          <table:table-cell table:style-name="ce2" office:value-type="string" calcext:value-type="string">
            <text:p>Error radio externo</text:p>
          </table:table-cell>
          <table:table-cell/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adio interno</text:p>
          </table:table-cell>
          <table:table-cell table:style-name="ce6" office:value-type="string" calcext:value-type="string">
            <text:p>Error Radio interno</text:p>
          </table:table-cell>
          <table:table-cell table:style-name="ce6" office:value-type="string" calcext:value-type="string">
            <text:p>Radio Externo</text:p>
          </table:table-cell>
          <table:table-cell table:style-name="ce6" office:value-type="string" calcext:value-type="string">
            <text:p>Error radio externo</text:p>
          </table:table-cell>
          <table:table-cell/>
          <table:table-cell table:style-name="ce39" office:value-type="string" calcext:value-type="string">
            <text:p>Datos<text:span text:style-name="T1">←</text:span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<text:span text:style-name="T2">0</text:span><text:span text:style-name="T3">-1/2</text:span>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m<text:span text:style-name="T2">0</text:span>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Calculos <text:span text:style-name="T1">↓↓</text:span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<text:span text:style-name="T2">0 </text:span><text:span text:style-name="T3">-1</text:span>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m<text:span text:style-name="T2">0</text:span><text:span text:style-name="T3">-1/2</text:span>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9" office:value-type="string" calcext:value-type="string">
            <text:p>Datos<text:span text:style-name="T1">←</text:span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<text:span text:style-name="T2">0</text:span><text:span text:style-name="T3">-3/2</text:span>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m<text:span text:style-name="T2">0 </text:span><text:span text:style-name="T3">-1</text:span>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Calculos <text:span text:style-name="T1">↓↓</text:span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<text:span text:style-name="T2">0</text:span><text:span text:style-name="T3">-2</text:span>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1" calcext:value-type="float">
            <text:p>11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m<text:span text:style-name="T2">0</text:span><text:span text:style-name="T3">-3/2</text:span>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8" calcext:value-type="float">
            <text:p>118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9" office:value-type="string" calcext:value-type="string">
            <text:p>Datos<text:span text:style-name="T1">←</text:span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<text:span text:style-name="T2">0</text:span><text:span text:style-name="T3">-5/2</text:span></text:p>
          </table:table-cell>
          <table:table-cell table:style-name="ce12" office:value-type="float" office:value="111" calcext:value-type="float">
            <text:p>1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1" calcext:value-type="float">
            <text:p>12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m<text:span text:style-name="T2">0</text:span><text:span text:style-name="T3">-2</text:span></text:p>
          </table:table-cell>
          <table:table-cell table:style-name="ce12" office:value-type="float" office:value="118" calcext:value-type="float">
            <text:p>11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Calculos <text:span text:style-name="T1">↓↓</text:span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<text:span text:style-name="T2">0</text:span><text:span text:style-name="T3">-3</text:span></text:p>
          </table:table-cell>
          <table:table-cell table:style-name="ce12" office:value-type="float" office:value="121" calcext:value-type="float">
            <text:p>12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m<text:span text:style-name="T2">0</text:span><text:span text:style-name="T3">-5/2</text:span>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9" office:value-type="string" calcext:value-type="string">
            <text:p>Datos<text:span text:style-name="T1">←</text:span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<text:span text:style-name="T2">0</text:span><text:span text:style-name="T3">-7/2</text:span>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m<text:span text:style-name="T2">0</text:span><text:span text:style-name="T3">-3</text:span></text:p>
          </table:table-cell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Calculos <text:span text:style-name="T1">↓↓</text:span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" office:value-type="string" calcext:value-type="string">
            <text:p>m<text:span text:style-name="T2">0</text:span><text:span text:style-name="T3">-7/2</text:span>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9" office:value-type="string" calcext:value-type="string">
            <text:p>Datos<text:span text:style-name="T1">←</text:span>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" office:value-type="string" calcext:value-type="string">
            <text:p>Calculos <text:span text:style-name="T1">↓↓</text:span>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9" office:value-type="string" calcext:value-type="string">
            <text:p>Datos<text:span text:style-name="T1">←</text:span>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5" table:number-rows-spanned="1">
            <text:p>Filtro Azul (<text:span text:style-name="T1">λ = 440 nm )</text:span></text:p>
          </table:table-cell>
          <table:covered-table-cell table:number-columns-repeated="4" table:style-name="ce3"/>
          <table:table-cell/>
          <table:table-cell table:style-name="ce10" office:value-type="string" calcext:value-type="string" table:number-columns-spanned="5" table:number-rows-spanned="1">
            <text:p>Filtro AZul (<text:span text:style-name="T1">λ = 440 nm )</text:span></text:p>
          </table:table-cell>
          <table:covered-table-cell table:number-columns-repeated="4" table:style-name="ce10"/>
          <table:table-cell/>
          <table:table-cell table:style-name="ce4" office:value-type="string" calcext:value-type="string">
            <text:p>Calculos <text:span text:style-name="T1">↓↓</text:span>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2" table:number-rows-spanned="1">
            <text:p>Distancia placa-pantalla </text:p>
          </table:table-cell>
          <table:covered-table-cell table:style-name="ce3"/>
          <table:table-cell table:style-name="ce12" office:value-type="float" office:value="376" calcext:value-type="float">
            <text:p>376</text:p>
          </table:table-cell>
          <table:table-cell table:style-name="ce3" office:value-type="string" calcext:value-type="string">
            <text:p>Error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0" office:value-type="string" calcext:value-type="string" table:number-columns-spanned="2" table:number-rows-spanned="1">
            <text:p>Distancia placa-pantalla </text:p>
          </table:table-cell>
          <table:covered-table-cell table:style-name="ce10"/>
          <table:table-cell table:style-name="ce12" office:value-type="float" office:value="376" calcext:value-type="float">
            <text:p>376</text:p>
          </table:table-cell>
          <table:table-cell table:style-name="ce10" office:value-type="string" calcext:value-type="string">
            <text:p>Error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9" office:value-type="string" calcext:value-type="string">
            <text:p>Datos<text:span text:style-name="T1">←</text:span>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2" table:number-rows-spanned="1">
            <text:p>Distancia filtro-placa</text:p>
          </table:table-cell>
          <table:covered-table-cell table:style-name="ce3"/>
          <table:table-cell table:style-name="ce12" office:value-type="float" office:value="75" calcext:value-type="float">
            <text:p>75</text:p>
          </table:table-cell>
          <table:table-cell table:style-name="ce3" office:value-type="string" calcext:value-type="string">
            <text:p>Error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0" office:value-type="string" calcext:value-type="string" table:number-columns-spanned="2" table:number-rows-spanned="1">
            <text:p>Distancia filtro-placa</text:p>
          </table:table-cell>
          <table:covered-table-cell table:style-name="ce10"/>
          <table:table-cell table:style-name="ce12" office:value-type="float" office:value="75" calcext:value-type="float">
            <text:p>75</text:p>
          </table:table-cell>
          <table:table-cell table:style-name="ce10" office:value-type="string" calcext:value-type="string">
            <text:p>Error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Calculos <text:span text:style-name="T1">↓↓</text:span>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2" table:number-rows-spanned="1">
            <text:p>L=d1+d2</text:p>
          </table:table-cell>
          <table:covered-table-cell table:style-name="ce3"/>
          <table:table-cell table:style-name="ce12" table:formula="of:=[.C18]+[.C19]" office:value-type="float" office:value="451" calcext:value-type="float">
            <text:p>451</text:p>
          </table:table-cell>
          <table:table-cell table:style-name="ce3" office:value-type="string" calcext:value-type="string">
            <text:p>Error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10" office:value-type="string" calcext:value-type="string" table:number-columns-spanned="2" table:number-rows-spanned="1">
            <text:p>L=d1+d2</text:p>
          </table:table-cell>
          <table:covered-table-cell table:style-name="ce10"/>
          <table:table-cell table:style-name="ce12" table:formula="of:=[.I18]+[.I19]" office:value-type="float" office:value="451" calcext:value-type="float">
            <text:p>451</text:p>
          </table:table-cell>
          <table:table-cell table:style-name="ce10" office:value-type="string" calcext:value-type="string">
            <text:p>Error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Datos<text:span text:style-name="T1">←</text:span>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adio interno</text:p>
          </table:table-cell>
          <table:table-cell table:style-name="ce3" office:value-type="string" calcext:value-type="string">
            <text:p>Error Radio interno</text:p>
          </table:table-cell>
          <table:table-cell table:style-name="ce3" office:value-type="string" calcext:value-type="string">
            <text:p>Radio Externo</text:p>
          </table:table-cell>
          <table:table-cell table:style-name="ce3" office:value-type="string" calcext:value-type="string">
            <text:p>Error radio externo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Radio interno</text:p>
          </table:table-cell>
          <table:table-cell table:style-name="ce10" office:value-type="string" calcext:value-type="string">
            <text:p>Error Radio interno</text:p>
          </table:table-cell>
          <table:table-cell table:style-name="ce10" office:value-type="string" calcext:value-type="string">
            <text:p>Radio Externo</text:p>
          </table:table-cell>
          <table:table-cell table:style-name="ce10" office:value-type="string" calcext:value-type="string">
            <text:p>Error radio externo</text:p>
          </table:table-cell>
          <table:table-cell/>
          <table:table-cell table:style-name="ce4" office:value-type="string" calcext:value-type="string">
            <text:p>Calculos <text:span text:style-name="T1">↓↓</text:span>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m<text:span text:style-name="T2">0</text:span><text:span text:style-name="T3">-1/2</text:span>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m<text:span text:style-name="T2">0</text:span><text:span text:style-name="T3">-1/2</text:span>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9" office:value-type="string" calcext:value-type="string">
            <text:p>Datos<text:span text:style-name="T1">←</text:span>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m<text:span text:style-name="T2">0 </text:span><text:span text:style-name="T3">-1</text:span>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m<text:span text:style-name="T2">0 </text:span><text:span text:style-name="T3">-1</text:span>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Calculos <text:span text:style-name="T1">↓↓</text:span>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m<text:span text:style-name="T2">0</text:span><text:span text:style-name="T3">-3/2</text:span>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m<text:span text:style-name="T2">0</text:span><text:span text:style-name="T3">-3/2</text:span>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9" office:value-type="string" calcext:value-type="string">
            <text:p>Datos<text:span text:style-name="T1">←</text:span>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m<text:span text:style-name="T2">0</text:span><text:span text:style-name="T3">-2</text:span>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m<text:span text:style-name="T2">0</text:span><text:span text:style-name="T3">-2</text:span>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Calculos <text:span text:style-name="T1">↓↓</text:span>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m<text:span text:style-name="T2">0</text:span><text:span text:style-name="T3">-5/2</text:span></text:p>
          </table:table-cell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1" calcext:value-type="float">
            <text:p>11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m<text:span text:style-name="T2">0</text:span><text:span text:style-name="T3">-5/2</text:span>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9" office:value-type="string" calcext:value-type="string">
            <text:p>Datos<text:span text:style-name="T1">←</text:span>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m<text:span text:style-name="T2">0</text:span><text:span text:style-name="T3">-3</text:span></text:p>
          </table:table-cell>
          <table:table-cell table:style-name="ce12" office:value-type="float" office:value="111" calcext:value-type="float">
            <text:p>1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7" calcext:value-type="float">
            <text:p>117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m<text:span text:style-name="T2">0</text:span><text:span text:style-name="T3">-3</text:span>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Calculos <text:span text:style-name="T1">↓↓</text:span>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m<text:span text:style-name="T2">0</text:span><text:span text:style-name="T3">-7/2</text:span></text:p>
          </table:table-cell>
          <table:table-cell table:style-name="ce12" office:value-type="float" office:value="117" calcext:value-type="float">
            <text:p>11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m<text:span text:style-name="T2">0</text:span><text:span text:style-name="T3">-7/2</text:span>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9" office:value-type="string" calcext:value-type="string">
            <text:p>Datos<text:span text:style-name="T1">←</text:span>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m<text:span text:style-name="T2">0</text:span><text:span text:style-name="T3">-4</text:span>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m<text:span text:style-name="T2">0</text:span><text:span text:style-name="T3">-4</text:span></text:p>
          </table:table-cell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Calculos <text:span text:style-name="T1">↓↓</text:span>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m<text:span text:style-name="T2">0</text:span><text:span text:style-name="T3">-9/2</text:span>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m<text:span text:style-name="T2">0</text:span><text:span text:style-name="T3">-9/2</text:span>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39" office:value-type="string" calcext:value-type="string">
            <text:p>Datos<text:span text:style-name="T1">←</text:span>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" office:value-type="string" calcext:value-type="string">
            <text:p>Calculos <text:span text:style-name="T1">↓↓</text:span>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9" office:value-type="string" calcext:value-type="string">
            <text:p>Datos<text:span text:style-name="T1">←</text:span>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" office:value-type="string" calcext:value-type="string">
            <text:p>Calculos <text:span text:style-name="T1">↓↓</text:span>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Datos <text:span text:style-name="T1">↑↑</text:span></text:p>
          </table:table-cell>
          <table:table-cell table:style-name="ce4" office:value-type="string" calcext:value-type="string">
            <text:p>Calculos <text:span text:style-name="T1">↓↓</text:span></text:p>
          </table:table-cell>
          <table:table-cell table:style-name="ce4" office:value-type="string" calcext:value-type="string">
            <text:p>Datos <text:span text:style-name="T1">↑↑</text:span></text:p>
          </table:table-cell>
          <table:table-cell table:style-name="ce4" office:value-type="string" calcext:value-type="string">
            <text:p>Calculos <text:span text:style-name="T1">↓↓</text:span></text:p>
          </table:table-cell>
          <table:table-cell table:style-name="ce4" office:value-type="string" calcext:value-type="string">
            <text:p>Datos <text:span text:style-name="T1">↑↑</text:span></text:p>
          </table:table-cell>
          <table:table-cell table:style-name="ce4" office:value-type="string" calcext:value-type="string">
            <text:p>Calculos <text:span text:style-name="T1">↓↓</text:span></text:p>
          </table:table-cell>
          <table:table-cell table:style-name="ce4" office:value-type="string" calcext:value-type="string">
            <text:p>Datos <text:span text:style-name="T1">↑↑</text:span></text:p>
          </table:table-cell>
          <table:table-cell table:style-name="ce4" office:value-type="string" calcext:value-type="string">
            <text:p>Calculos <text:span text:style-name="T1">↓↓</text:span></text:p>
          </table:table-cell>
          <table:table-cell table:style-name="ce4" office:value-type="string" calcext:value-type="string">
            <text:p>Datos <text:span text:style-name="T1">↑↑</text:span></text:p>
          </table:table-cell>
          <table:table-cell table:style-name="ce4" office:value-type="string" calcext:value-type="string">
            <text:p>Calculos <text:span text:style-name="T1">↓↓</text:span></text:p>
          </table:table-cell>
          <table:table-cell table:style-name="ce4" office:value-type="string" calcext:value-type="string">
            <text:p>Datos <text:span text:style-name="T1">↑↑</text:span></text:p>
          </table:table-cell>
          <table:table-cell table:style-name="ce4" office:value-type="string" calcext:value-type="string">
            <text:p>Calculos <text:span text:style-name="T1">↓↓</text:span></text:p>
          </table:table-cell>
          <table:table-cell table:style-name="ce4" office:value-type="string" calcext:value-type="string">
            <text:p>Datos <text:span text:style-name="T1">↑↑</text:span>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0" table:number-rows-spanned="1">
            <text:p>Filtro Amarillo (<text:span text:style-name="T1">λ = 520 nm )</text:span></text:p>
          </table:table-cell>
          <table:covered-table-cell table:number-columns-repeated="9" table:style-name="ce2"/>
          <table:table-cell>
            <draw:frame table:end-cell-address="Hoja1.P50" table:end-x="0.279cm" table:end-y="0.217cm" draw:z-index="0" draw:name="Gráfico 1" draw:style-name="gr1" draw:text-style-name="P1" svg:width="13.498cm" svg:height="7.376cm" svg:x="0.39cm" svg:y="0.25cm">
              <draw:object draw:notify-on-update-of-ranges="Hoja1.I38:Hoja1.I44 Hoja1.J38:Hoja1.J4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istancia placa-pantalla </text:p>
          </table:table-cell>
          <table:table-cell table:style-name="ce13" office:value-type="float" office:value="376" calcext:value-type="float">
            <text:p>376</text:p>
          </table:table-cell>
          <table:table-cell table:style-name="ce14" office:value-type="string" calcext:value-type="string">
            <text:p>Error</text:p>
          </table:table-cell>
          <table:table-cell table:style-name="ce13" office:value-type="float" office:value="1" calcext:value-type="float">
            <text:p>1</text:p>
          </table:table-cell>
          <table:table-cell table:style-name="ce5" office:value-type="string" calcext:value-type="string">
            <text:p>d</text:p>
          </table:table-cell>
          <table:table-cell table:style-name="ce26" office:value-type="string" calcext:value-type="string">
            <text:p>λ</text:p>
          </table:table-cell>
          <table:table-cell table:style-name="ce30" office:value-type="string" calcext:value-type="string">
            <text:p>n</text:p>
          </table:table-cell>
          <table:table-cell table:style-name="ce22" office:value-type="string" calcext:value-type="string">
            <text:p>m(con valor)</text:p>
          </table:table-cell>
          <table:table-cell table:style-name="ce2" office:value-type="string" calcext:value-type="string">
            <text:p>mn<text:span text:style-name="T1">λ (y)</text:span></text:p>
          </table:table-cell>
          <table:table-cell table:style-name="ce2" office:value-type="string" calcext:value-type="string">
            <text:p>2n^2-sen^2 (x)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tancia filtro-placa</text:p>
          </table:table-cell>
          <table:table-cell table:style-name="ce12" office:value-type="float" office:value="75" calcext:value-type="float">
            <text:p>75</text:p>
          </table:table-cell>
          <table:table-cell table:style-name="ce15" office:value-type="string" calcext:value-type="string">
            <text:p>Error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32*10^-3" office:value-type="float" office:value="0.032" calcext:value-type="float">
            <text:p>0,032</text:p>
          </table:table-cell>
          <table:table-cell table:style-name="ce12" table:formula="of:=520*10^-6" office:value-type="float" office:value="0.00052" calcext:value-type="float">
            <text:p>0,00052</text:p>
          </table:table-cell>
          <table:table-cell table:style-name="ce12" office:value-type="float" office:value="1.6" calcext:value-type="float">
            <text:p>1,6</text:p>
          </table:table-cell>
          <table:table-cell table:style-name="ce34" table:formula="of:=-1/2" office:value-type="float" office:value="-0.5" calcext:value-type="float">
            <text:p>-0,5</text:p>
          </table:table-cell>
          <table:table-cell table:style-name="ce12" table:formula="of:=[.H38]*[.$G$38]*[.$F$38]" office:value-type="float" office:value="-0.000416" calcext:value-type="float">
            <text:p>-0,000416</text:p>
          </table:table-cell>
          <table:table-cell table:style-name="ce12" table:formula="of:=2*[.$G$38]^2-[.F41]" office:value-type="float" office:value="5.09095734778147" calcext:value-type="float">
            <text:p>5,0909573477814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=d1+d2</text:p>
          </table:table-cell>
          <table:table-cell table:style-name="ce12" table:formula="of:=[.B37]+[.B38]" office:value-type="float" office:value="451" calcext:value-type="float">
            <text:p>451</text:p>
          </table:table-cell>
          <table:table-cell table:style-name="ce15" office:value-type="string" calcext:value-type="string">
            <text:p>Error</text:p>
          </table:table-cell>
          <table:table-cell table:style-name="ce21" office:value-type="float" office:value="2" calcext:value-type="float">
            <text:p>2</text:p>
          </table:table-cell>
          <table:table-cell table:style-name="ce5" office:value-type="string" calcext:value-type="string">
            <text:p>Error</text:p>
          </table:table-cell>
          <table:table-cell table:style-name="ce12" table:formula="of:=1*10^-6" office:value-type="float" office:value="0.000001" calcext:value-type="float">
            <text:p>1E-06</text:p>
          </table:table-cell>
          <table:table-cell table:style-name="ce12" office:value-type="float" office:value="0.1" calcext:value-type="float">
            <text:p>0,1</text:p>
          </table:table-cell>
          <table:table-cell table:style-name="ce34" office:value-type="float" office:value="-1" calcext:value-type="float">
            <text:p>-1</text:p>
          </table:table-cell>
          <table:table-cell table:style-name="ce12" table:formula="of:=[.H39]*[.$G$38]*[.$F$38]" office:value-type="float" office:value="-0.000832" calcext:value-type="float">
            <text:p>-0,000832</text:p>
          </table:table-cell>
          <table:table-cell table:style-name="ce12" table:formula="of:=2*[.$G$38]^2-[.F42]" office:value-type="float" office:value="5.08332378223496" calcext:value-type="float">
            <text:p>5,0833237822349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m</text:p>
          </table:table-cell>
          <table:table-cell table:style-name="ce2" office:value-type="string" calcext:value-type="string">
            <text:p>Error Rm</text:p>
          </table:table-cell>
          <table:table-cell table:style-name="ce22" office:value-type="string" calcext:value-type="string">
            <text:p>α (Rad)</text:p>
          </table:table-cell>
          <table:table-cell table:style-name="ce5" office:value-type="string" calcext:value-type="string">
            <text:p>Error <text:span text:style-name="T1">α</text:span></text:p>
          </table:table-cell>
          <table:table-cell table:style-name="ce5" office:value-type="string" calcext:value-type="string">
            <text:p>sen(<text:span text:style-name="T1">α)^2</text:span></text:p>
          </table:table-cell>
          <table:table-cell table:style-name="ce5" office:value-type="string" calcext:value-type="string">
            <text:p>Error sen^2α</text:p>
          </table:table-cell>
          <table:table-cell table:style-name="ce35" office:value-type="float" office:value="-1.5" calcext:value-type="float">
            <text:p>-1,5</text:p>
          </table:table-cell>
          <table:table-cell table:style-name="ce12" table:formula="of:=[.H40]*[.$G$38]*[.$F$38]" office:value-type="float" office:value="-0.001248" calcext:value-type="float">
            <text:p>-0,001248</text:p>
          </table:table-cell>
          <table:table-cell table:style-name="ce12" table:formula="of:=2*[.$G$38]^2-[.F43]" office:value-type="float" office:value="5.07535027576562" calcext:value-type="float">
            <text:p>5,075350275765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<text:span text:style-name="T2">0</text:span><text:span text:style-name="T3">-1/2</text:span></text:p>
          </table:table-cell>
          <table:table-cell table:style-name="ce12" table:formula="of:=(+[.B7]+[.D7])/2" office:value-type="float" office:value="78" calcext:value-type="float">
            <text:p>78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ATAN([.B41]/[.$B$39])" office:value-type="float" office:value="0.171254923359592" calcext:value-type="float">
            <text:p>0,171254923359592</text:p>
          </table:table-cell>
          <table:table-cell table:style-name="ce12" table:formula="of:=(1/(1+([.B41]/[.$B$39])^2))*(([.C41]/[.$B$39])+([.B41]*[.$D$39]/[.$B$39]^2))" office:value-type="float" office:value="0.00289758216578753" calcext:value-type="float">
            <text:p>0,002897582165788</text:p>
          </table:table-cell>
          <table:table-cell table:style-name="ce12" table:formula="of:=SIN([.D41])^2" office:value-type="float" office:value="0.0290426522185359" calcext:value-type="float">
            <text:p>0,029042652218536</text:p>
          </table:table-cell>
          <table:table-cell table:style-name="ce12" table:formula="of:=2*SIN([.D41])*COS([.D41])*[.E41]" office:value-type="float" office:value="0.000973159371106032" calcext:value-type="float">
            <text:p>0,000973159371106</text:p>
          </table:table-cell>
          <table:table-cell table:style-name="ce35" office:value-type="float" office:value="-2" calcext:value-type="float">
            <text:p>-2</text:p>
          </table:table-cell>
          <table:table-cell table:style-name="ce12" table:formula="of:=[.H41]*[.$G$38]*[.$F$38]" office:value-type="float" office:value="-0.001664" calcext:value-type="float">
            <text:p>-0,001664</text:p>
          </table:table-cell>
          <table:table-cell table:style-name="ce12" table:formula="of:=2*[.$G$38]^2-[.F44]" office:value-type="float" office:value="5.06671165929719" calcext:value-type="float">
            <text:p>5,0667116592971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<text:span text:style-name="T2">0 </text:span><text:span text:style-name="T3">-1</text:span></text:p>
          </table:table-cell>
          <table:table-cell table:style-name="ce12" table:formula="of:=(+[.B8]+[.D8])/2" office:value-type="float" office:value="88" calcext:value-type="float">
            <text:p>88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ATAN([.B42]/[.$B$39])" office:value-type="float" office:value="0.192700758662386" calcext:value-type="float">
            <text:p>0,192700758662386</text:p>
          </table:table-cell>
          <table:table-cell table:style-name="ce12" table:formula="of:=(1/(1+([.B42]/[.$B$39])^2))*(([.C42]/[.$B$39])+([.B42]*[.$D$39]/[.$B$39]^2))" office:value-type="float" office:value="0.00296952331336285" calcext:value-type="float">
            <text:p>0,002969523313363</text:p>
          </table:table-cell>
          <table:table-cell table:style-name="ce12" table:formula="of:=SIN([.D42])^2" office:value-type="float" office:value="0.036676217765043" calcext:value-type="float">
            <text:p>0,036676217765043</text:p>
          </table:table-cell>
          <table:table-cell table:style-name="ce12" table:formula="of:=2*SIN([.D42])*COS([.D42])*[.E42]" office:value-type="float" office:value="0.0011163365579175" calcext:value-type="float">
            <text:p>0,001116336557918</text:p>
          </table:table-cell>
          <table:table-cell table:style-name="ce35" office:value-type="float" office:value="-2.5" calcext:value-type="float">
            <text:p>-2,5</text:p>
          </table:table-cell>
          <table:table-cell table:style-name="ce12" table:formula="of:=[.H42]*[.$G$38]*[.$F$38]" office:value-type="float" office:value="-0.00208" calcext:value-type="float">
            <text:p>-0,00208</text:p>
          </table:table-cell>
          <table:table-cell table:style-name="ce12" table:formula="of:=2*[.$G$38]^2-[.F45]" office:value-type="float" office:value="5.05794989324763" calcext:value-type="float">
            <text:p>5,057949893247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<text:span text:style-name="T2">0</text:span><text:span text:style-name="T3">-3/2</text:span></text:p>
          </table:table-cell>
          <table:table-cell table:style-name="ce12" table:formula="of:=(+[.B9]+[.D9])/2" office:value-type="float" office:value="97.5" calcext:value-type="float">
            <text:p>97,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ATAN([.B43]/[.$B$39])" office:value-type="float" office:value="0.212909724171493" calcext:value-type="float">
            <text:p>0,212909724171493</text:p>
          </table:table-cell>
          <table:table-cell table:style-name="ce12" table:formula="of:=(1/(1+([.B43]/[.$B$39])^2))*(([.C43]/[.$B$39])+([.B43]*[.$D$39]/[.$B$39]^2))" office:value-type="float" office:value="0.00303418507354728" calcext:value-type="float">
            <text:p>0,003034185073547</text:p>
          </table:table-cell>
          <table:table-cell table:style-name="ce12" table:formula="of:=SIN([.D43])^2" office:value-type="float" office:value="0.0446497242343791" calcext:value-type="float">
            <text:p>0,044649724234379</text:p>
          </table:table-cell>
          <table:table-cell table:style-name="ce12" table:formula="of:=2*SIN([.D43])*COS([.D43])*[.E43]" office:value-type="float" office:value="0.00125332230956492" calcext:value-type="float">
            <text:p>0,001253322309565</text:p>
          </table:table-cell>
          <table:table-cell table:style-name="ce35" office:value-type="float" office:value="-3" calcext:value-type="float">
            <text:p>-3</text:p>
          </table:table-cell>
          <table:table-cell table:style-name="ce12" table:formula="of:=[.H43]*[.$G$38]*[.$F$38]" office:value-type="float" office:value="-0.002496" calcext:value-type="float">
            <text:p>-0,002496</text:p>
          </table:table-cell>
          <table:table-cell table:style-name="ce12" table:formula="of:=2*[.$G$38]^2-[.F46]" office:value-type="float" office:value="5.04919067387692" calcext:value-type="float">
            <text:p>5,049190673876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<text:span text:style-name="T2">0</text:span><text:span text:style-name="T3">-2</text:span></text:p>
          </table:table-cell>
          <table:table-cell table:style-name="ce12" table:formula="of:=(+[.B10]+[.D10])/2" office:value-type="float" office:value="107" calcext:value-type="float">
            <text:p>107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ATAN([.B44]/[.$B$39])" office:value-type="float" office:value="0.232943660751434" calcext:value-type="float">
            <text:p>0,232943660751434</text:p>
          </table:table-cell>
          <table:table-cell table:style-name="ce12" table:formula="of:=(1/(1+([.B44]/[.$B$39])^2))*(([.C44]/[.$B$39])+([.B44]*[.$D$39]/[.$B$39]^2))" office:value-type="float" office:value="0.0030951826855946" calcext:value-type="float">
            <text:p>0,003095182685595</text:p>
          </table:table-cell>
          <table:table-cell table:style-name="ce12" table:formula="of:=SIN([.D44])^2" office:value-type="float" office:value="0.0532883407028159" calcext:value-type="float">
            <text:p>0,053288340702816</text:p>
          </table:table-cell>
          <table:table-cell table:style-name="ce12" table:formula="of:=2*SIN([.D44])*COS([.D44])*[.E44]" office:value-type="float" office:value="0.0013904047554921" calcext:value-type="float">
            <text:p>0,001390404755492</text:p>
          </table:table-cell>
          <table:table-cell table:style-name="ce35" office:value-type="float" office:value="-3.5" calcext:value-type="float">
            <text:p>-3,5</text:p>
          </table:table-cell>
          <table:table-cell table:style-name="ce12" table:formula="of:=[.H44]*[.$G$38]*[.$F$38]" office:value-type="float" office:value="-0.002912" calcext:value-type="float">
            <text:p>-0,002912</text:p>
          </table:table-cell>
          <table:table-cell table:style-name="ce12" table:formula="of:=2*[.$G$38]^2-[.F47]" office:value-type="float" office:value="5.04109589041096" calcext:value-type="float">
            <text:p>5,0410958904109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<text:span text:style-name="T2">0</text:span><text:span text:style-name="T3">-5/2</text:span></text:p>
          </table:table-cell>
          <table:table-cell table:style-name="ce12" table:formula="of:=(+[.B11]+[.D11])/2" office:value-type="float" office:value="116" calcext:value-type="float">
            <text:p>11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ATAN([.B45]/[.$B$39])" office:value-type="float" office:value="0.251749392995267" calcext:value-type="float">
            <text:p>0,251749392995267</text:p>
          </table:table-cell>
          <table:table-cell table:style-name="ce12" table:formula="of:=(1/(1+([.B45]/[.$B$39])^2))*(([.C45]/[.$B$39])+([.B45]*[.$D$39]/[.$B$39]^2))" office:value-type="float" office:value="0.00314954094172658" calcext:value-type="float">
            <text:p>0,003149540941727</text:p>
          </table:table-cell>
          <table:table-cell table:style-name="ce12" table:formula="of:=SIN([.D45])^2" office:value-type="float" office:value="0.062050106752376" calcext:value-type="float">
            <text:p>0,062050106752376</text:p>
          </table:table-cell>
          <table:table-cell table:style-name="ce12" table:formula="of:=2*SIN([.D45])*COS([.D45])*[.E45]" office:value-type="float" office:value="0.00151963168269752" calcext:value-type="float">
            <text:p>0,001519631682698</text:p>
          </table:table-cell>
          <table:table-cell table:style-name="ce5" office:value-type="string" calcext:value-type="string" table:number-columns-spanned="3" table:number-rows-spanned="1">
            <text:p>Estimación lineal</text:p>
          </table:table-cell>
          <table:covered-table-cell table:number-columns-repeated="2" table:style-name="ce5"/>
          <table:table-cell table:number-columns-repeated="1014"/>
        </table:table-row>
        <table:table-row table:style-name="ro1">
          <table:table-cell table:style-name="ce2" office:value-type="string" calcext:value-type="string">
            <text:p>m<text:span text:style-name="T2">0</text:span><text:span text:style-name="T3">-3</text:span></text:p>
          </table:table-cell>
          <table:table-cell table:style-name="ce12" table:formula="of:=(+[.B12]+[.D12])/2" office:value-type="float" office:value="124.5" calcext:value-type="float">
            <text:p>124,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ATAN([.B46]/[.$B$39])" office:value-type="float" office:value="0.269345112677261" calcext:value-type="float">
            <text:p>0,269345112677261</text:p>
          </table:table-cell>
          <table:table-cell table:style-name="ce12" table:formula="of:=(1/(1+([.B46]/[.$B$39])^2))*(([.C46]/[.$B$39])+([.B46]*[.$D$39]/[.$B$39]^2))" office:value-type="float" office:value="0.00319778895734949" calcext:value-type="float">
            <text:p>0,003197788957349</text:p>
          </table:table-cell>
          <table:table-cell table:style-name="ce12" table:formula="of:=SIN([.D46])^2" office:value-type="float" office:value="0.0708093261230806" calcext:value-type="float">
            <text:p>0,070809326123081</text:p>
          </table:table-cell>
          <table:table-cell table:style-name="ce12" table:formula="of:=2*SIN([.D46])*COS([.D46])*[.E46]" office:value-type="float" office:value="0.00164050457510585" calcext:value-type="float">
            <text:p>0,001640504575106</text:p>
          </table:table-cell>
          <table:table-cell/>
          <table:table-cell table:style-name="ce2" office:value-type="string" calcext:value-type="string">
            <text:p>Pend ± Error</text:p>
          </table:table-cell>
          <table:table-cell table:style-name="ce2" office:value-type="string" calcext:value-type="string">
            <text:p>Ord ± Erro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<text:span text:style-name="T2">0</text:span><text:span text:style-name="T3">-7/2</text:span></text:p>
          </table:table-cell>
          <table:table-cell table:style-name="ce12" table:formula="of:=(+[.B13]+[.D13])/2" office:value-type="float" office:value="132" calcext:value-type="float">
            <text:p>13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ATAN([.B47]/[.$B$39])" office:value-type="float" office:value="0.284730438522712" calcext:value-type="float">
            <text:p>0,284730438522712</text:p>
          </table:table-cell>
          <table:table-cell table:style-name="ce12" table:formula="of:=(1/(1+([.B47]/[.$B$39])^2))*(([.C47]/[.$B$39])+([.B47]*[.$D$39]/[.$B$39]^2))" office:value-type="float" office:value="0.00323785803237858" calcext:value-type="float">
            <text:p>0,003237858032379</text:p>
          </table:table-cell>
          <table:table-cell table:style-name="ce12" table:formula="of:=SIN([.D47])^2" office:value-type="float" office:value="0.0789041095890411" calcext:value-type="float">
            <text:p>0,078904109589041</text:p>
          </table:table-cell>
          <table:table-cell table:style-name="ce12" table:formula="of:=2*SIN([.D47])*COS([.D47])*[.E47]" office:value-type="float" office:value="0.00174578208430714" calcext:value-type="float">
            <text:p>0,001745782084307</text:p>
          </table:table-cell>
          <table:table-cell/>
          <table:table-cell table:style-name="ce12" table:number-matrix-columns-spanned="2" table:number-matrix-rows-spanned="3" table:formula="of:=LINEST([.I38:.I44];[.J38:.J44];1;1)" office:value-type="float" office:value="0.0494879885121693" calcext:value-type="float">
            <text:p>0,049487988512169</text:p>
          </table:table-cell>
          <table:table-cell table:style-name="ce12" office:value-type="float" office:value="-0.252388386286296" calcext:value-type="float">
            <text:p>-0,252388386286296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" office:value-type="string" calcext:value-type="string">
            <text:p>Error relativo</text:p>
          </table:table-cell>
          <table:table-cell table:style-name="ce12" table:formula="of:=([.I47]-[.E54])/[.E54]*100" office:value-type="float" office:value="54.6499641005292" calcext:value-type="float">
            <text:p>54,6499641005292</text:p>
          </table:table-cell>
          <table:table-cell table:style-name="ce12" office:value-type="float" office:value="0.000498335769630157" calcext:value-type="float">
            <text:p>0,00049833576963</text:p>
          </table:table-cell>
          <table:table-cell table:style-name="ce12" office:value-type="float" office:value="0.00252476654108637" calcext:value-type="float">
            <text:p>0,002524766541086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office:value-type="string" calcext:value-type="string">
            <text:p>r^2 -&gt;</text:p>
          </table:table-cell>
          <table:table-cell table:style-name="ce12" office:value-type="float" office:value="0.999493249264008" calcext:value-type="float">
            <text:p>0,999493249264008</text:p>
          </table:table-cell>
          <table:table-cell table:style-name="ce12" office:value-type="float" office:value="0.0000221607542755161" calcext:value-type="float">
            <text:p>2,21607542755161E-0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3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0" table:number-rows-spanned="1">
            <text:p>Filtro verde (<text:span text:style-name="T1">λ = 525 nm )</text:span></text:p>
          </table:table-cell>
          <table:covered-table-cell table:number-columns-repeated="9" table:style-name="ce6"/>
          <table:table-cell>
            <draw:frame table:end-cell-address="Hoja1.O66" table:end-x="2.131cm" table:end-y="0.217cm" draw:z-index="1" draw:name="Gráfico 2" draw:style-name="gr1" draw:text-style-name="P1" svg:width="13.378cm" svg:height="7.377cm" svg:x="0.094cm" svg:y="0.249cm">
              <draw:object draw:notify-on-update-of-ranges="Hoja1.I54:Hoja1.I61 Hoja1.J54:Hoja1.J6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Distancia placa-pantalla </text:p>
          </table:table-cell>
          <table:table-cell table:style-name="ce13" office:value-type="float" office:value="376" calcext:value-type="float">
            <text:p>376</text:p>
          </table:table-cell>
          <table:table-cell table:style-name="ce16" office:value-type="string" calcext:value-type="string">
            <text:p>Error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string" calcext:value-type="string">
            <text:p>d</text:p>
          </table:table-cell>
          <table:table-cell table:style-name="ce27" office:value-type="string" calcext:value-type="string">
            <text:p>λ</text:p>
          </table:table-cell>
          <table:table-cell table:style-name="ce31" office:value-type="string" calcext:value-type="string">
            <text:p>n</text:p>
          </table:table-cell>
          <table:table-cell table:style-name="ce23" office:value-type="string" calcext:value-type="string">
            <text:p>m(con valor)</text:p>
          </table:table-cell>
          <table:table-cell table:style-name="ce6" office:value-type="string" calcext:value-type="string">
            <text:p><text:span text:style-name="T1">sen^2d (y)</text:span></text:p>
          </table:table-cell>
          <table:table-cell table:style-name="ce6" office:value-type="string" calcext:value-type="string">
            <text:p><text:s/>n (y)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istancia filtro-placa</text:p>
          </table:table-cell>
          <table:table-cell table:style-name="ce12" office:value-type="float" office:value="75" calcext:value-type="float">
            <text:p>75</text:p>
          </table:table-cell>
          <table:table-cell table:style-name="ce16" office:value-type="string" calcext:value-type="string">
            <text:p>Error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32*10^-3" office:value-type="float" office:value="0.032" calcext:value-type="float">
            <text:p>0,032</text:p>
          </table:table-cell>
          <table:table-cell table:style-name="ce12" table:formula="of:=525*10^-6" office:value-type="float" office:value="0.000525" calcext:value-type="float">
            <text:p>0,000525</text:p>
          </table:table-cell>
          <table:table-cell table:style-name="ce12"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table:style-name="ce12" table:formula="of:=[.$E$54]*[.F57]" office:value-type="float" office:value="0.000976163126009885" calcext:value-type="float">
            <text:p>0,00097616312601</text:p>
          </table:table-cell>
          <table:table-cell table:style-name="ce12" table:formula="of:=-[.H5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L=d1+d2</text:p>
          </table:table-cell>
          <table:table-cell table:style-name="ce12" table:formula="of:=[.B53]+[.B54]" office:value-type="float" office:value="451" calcext:value-type="float">
            <text:p>451</text:p>
          </table:table-cell>
          <table:table-cell table:style-name="ce16" office:value-type="string" calcext:value-type="string">
            <text:p>Error</text:p>
          </table:table-cell>
          <table:table-cell table:style-name="ce21" office:value-type="float" office:value="2" calcext:value-type="float">
            <text:p>2</text:p>
          </table:table-cell>
          <table:table-cell table:style-name="ce6" office:value-type="string" calcext:value-type="string">
            <text:p>Error</text:p>
          </table:table-cell>
          <table:table-cell table:style-name="ce12" table:formula="of:=1*10^-6" office:value-type="float" office:value="0.000001" calcext:value-type="float">
            <text:p>1E-06</text:p>
          </table:table-cell>
          <table:table-cell table:style-name="ce12" office:value-type="float" office:value="0.1" calcext:value-type="float">
            <text:p>0,1</text:p>
          </table:table-cell>
          <table:table-cell table:style-name="ce34" table:formula="of:=-1/2" office:value-type="float" office:value="-0.5" calcext:value-type="float">
            <text:p>-0,5</text:p>
          </table:table-cell>
          <table:table-cell table:style-name="ce12" table:formula="of:=[.$E$54]*[.F58]" office:value-type="float" office:value="0.00127839898048285" calcext:value-type="float">
            <text:p>0,001278398980483</text:p>
          </table:table-cell>
          <table:table-cell table:style-name="ce12" table:formula="of:=-[.H55]" office:value-type="float" office:value="0.5" calcext:value-type="float">
            <text:p>0,5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m</text:p>
          </table:table-cell>
          <table:table-cell table:style-name="ce6" office:value-type="string" calcext:value-type="string">
            <text:p>Error Rm</text:p>
          </table:table-cell>
          <table:table-cell table:style-name="ce23" office:value-type="string" calcext:value-type="string">
            <text:p>α</text:p>
          </table:table-cell>
          <table:table-cell table:style-name="ce7" office:value-type="string" calcext:value-type="string">
            <text:p>Error <text:span text:style-name="T1">α</text:span></text:p>
          </table:table-cell>
          <table:table-cell table:style-name="ce7" office:value-type="string" calcext:value-type="string">
            <text:p>sen^2<text:span text:style-name="T1">α</text:span></text:p>
          </table:table-cell>
          <table:table-cell table:style-name="ce7" office:value-type="string" calcext:value-type="string">
            <text:p>Error sen^2α</text:p>
          </table:table-cell>
          <table:table-cell table:style-name="ce34" office:value-type="float" office:value="-1" calcext:value-type="float">
            <text:p>-1</text:p>
          </table:table-cell>
          <table:table-cell table:style-name="ce12" table:formula="of:=[.$E$54]*[.F59]" office:value-type="float" office:value="0.00155715722270293" calcext:value-type="float">
            <text:p>0,001557157222703</text:p>
          </table:table-cell>
          <table:table-cell table:style-name="ce12" table:formula="of:=-[.H56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m<text:span text:style-name="T2">0</text:span></text:p>
          </table:table-cell>
          <table:table-cell table:style-name="ce12" table:formula="of:=(+[.H7]+[.J7])/2" office:value-type="float" office:value="80" calcext:value-type="float">
            <text:p>8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ATAN([.B57]/[.$B$55])" office:value-type="float" office:value="0.175557490290809" calcext:value-type="float">
            <text:p>0,175557490290809</text:p>
          </table:table-cell>
          <table:table-cell table:style-name="ce12" table:formula="of:=(1/(1+([.B57]/[.$B$55])^2))*(([.C57]/[.$B$55])+([.B57]*[.$D$55]/[.$B$55]^2))" office:value-type="float" office:value="0.00291228354488301" calcext:value-type="float">
            <text:p>0,002912283544883</text:p>
          </table:table-cell>
          <table:table-cell table:style-name="ce12" table:formula="of:=SIN([.D57])^2" office:value-type="float" office:value="0.0305050976878089" calcext:value-type="float">
            <text:p>0,030505097687809</text:p>
          </table:table-cell>
          <table:table-cell table:style-name="ce12" table:formula="of:=2*SIN([.D57])*COS([.D57])*[.E57]" office:value-type="float" office:value="0.0010016652952024" calcext:value-type="float">
            <text:p>0,001001665295202</text:p>
          </table:table-cell>
          <table:table-cell table:style-name="ce35" office:value-type="float" office:value="-1.5" calcext:value-type="float">
            <text:p>-1,5</text:p>
          </table:table-cell>
          <table:table-cell table:style-name="ce12" table:formula="of:=[.$E$54]*[.F60]" office:value-type="float" office:value="0.00184323777731188" calcext:value-type="float">
            <text:p>0,001843237777312</text:p>
          </table:table-cell>
          <table:table-cell table:style-name="ce12" table:formula="of:=-[.H57]" office:value-type="float" office:value="1.5" calcext:value-type="float">
            <text:p>1,5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m<text:span text:style-name="T2">0</text:span><text:span text:style-name="T3">-1/2</text:span></text:p>
          </table:table-cell>
          <table:table-cell table:style-name="ce12" table:formula="of:=(+[.H8]+[.J8])/2" office:value-type="float" office:value="92" calcext:value-type="float">
            <text:p>9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ATAN([.B58]/[.$B$55])" office:value-type="float" office:value="0.201230223627477" calcext:value-type="float">
            <text:p>0,201230223627477</text:p>
          </table:table-cell>
          <table:table-cell table:style-name="ce12" table:formula="of:=(1/(1+([.B58]/[.$B$55])^2))*(([.C58]/[.$B$55])+([.B58]*[.$D$55]/[.$B$55]^2))" office:value-type="float" office:value="0.0029971916078635" calcext:value-type="float">
            <text:p>0,002997191607864</text:p>
          </table:table-cell>
          <table:table-cell table:style-name="ce12" table:formula="of:=SIN([.D58])^2" office:value-type="float" office:value="0.0399499681400892" calcext:value-type="float">
            <text:p>0,039949968140089</text:p>
          </table:table-cell>
          <table:table-cell table:style-name="ce12" table:formula="of:=2*SIN([.D58])*COS([.D58])*[.E58]" office:value-type="float" office:value="0.00117395014932596" calcext:value-type="float">
            <text:p>0,001173950149326</text:p>
          </table:table-cell>
          <table:table-cell table:style-name="ce35" office:value-type="float" office:value="-2" calcext:value-type="float">
            <text:p>-2</text:p>
          </table:table-cell>
          <table:table-cell table:style-name="ce12" table:formula="of:=[.$E$54]*[.F61]" office:value-type="float" office:value="0.00214872364039956" calcext:value-type="float">
            <text:p>0,0021487236404</text:p>
          </table:table-cell>
          <table:table-cell table:style-name="ce12" table:formula="of:=-[.H58]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m<text:span text:style-name="T2">0 </text:span><text:span text:style-name="T3">-1</text:span></text:p>
          </table:table-cell>
          <table:table-cell table:style-name="ce12" table:formula="of:=(+[.H9]+[.J9])/2" office:value-type="float" office:value="102" calcext:value-type="float">
            <text:p>10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ATAN([.B59]/[.$B$55])" office:value-type="float" office:value="0.222422153678672" calcext:value-type="float">
            <text:p>0,222422153678672</text:p>
          </table:table-cell>
          <table:table-cell table:style-name="ce12" table:formula="of:=(1/(1+([.B59]/[.$B$55])^2))*(([.C59]/[.$B$55])+([.B59]*[.$D$55]/[.$B$55]^2))" office:value-type="float" office:value="0.0030635392062861" calcext:value-type="float">
            <text:p>0,003063539206286</text:p>
          </table:table-cell>
          <table:table-cell table:style-name="ce12" table:formula="of:=SIN([.D59])^2" office:value-type="float" office:value="0.0486611632094666" calcext:value-type="float">
            <text:p>0,048661163209467</text:p>
          </table:table-cell>
          <table:table-cell table:style-name="ce12" table:formula="of:=2*SIN([.D59])*COS([.D59])*[.E59]" office:value-type="float" office:value="0.00131829405830147" calcext:value-type="float">
            <text:p>0,001318294058301</text:p>
          </table:table-cell>
          <table:table-cell table:style-name="ce35" office:value-type="float" office:value="-2.5" calcext:value-type="float">
            <text:p>-2,5</text:p>
          </table:table-cell>
          <table:table-cell table:style-name="ce12" table:formula="of:=[.$E$54]*[.F62]" office:value-type="float" office:value="0.00242004708192072" calcext:value-type="float">
            <text:p>0,002420047081921</text:p>
          </table:table-cell>
          <table:table-cell table:style-name="ce12" table:formula="of:=-[.H59]" office:value-type="float" office:value="2.5" calcext:value-type="float">
            <text:p>2,5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m<text:span text:style-name="T2">0</text:span><text:span text:style-name="T3">-3/2</text:span></text:p>
          </table:table-cell>
          <table:table-cell table:style-name="ce12" table:formula="of:=(+[.H10]+[.J10])/2" office:value-type="float" office:value="111.5" calcext:value-type="float">
            <text:p>111,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ATAN([.B60]/[.$B$55])" office:value-type="float" office:value="0.242368384534292" calcext:value-type="float">
            <text:p>0,242368384534292</text:p>
          </table:table-cell>
          <table:table-cell table:style-name="ce12" table:formula="of:=(1/(1+([.B60]/[.$B$55])^2))*(([.C60]/[.$B$55])+([.B60]*[.$D$55]/[.$B$55]^2))" office:value-type="float" office:value="0.00312278112848692" calcext:value-type="float">
            <text:p>0,003122781128487</text:p>
          </table:table-cell>
          <table:table-cell table:style-name="ce12" table:formula="of:=SIN([.D60])^2" office:value-type="float" office:value="0.0576011805409963" calcext:value-type="float">
            <text:p>0,057601180540996</text:p>
          </table:table-cell>
          <table:table-cell table:style-name="ce12" table:formula="of:=2*SIN([.D60])*COS([.D60])*[.E60]" office:value-type="float" office:value="0.00145513940245683" calcext:value-type="float">
            <text:p>0,001455139402457</text:p>
          </table:table-cell>
          <table:table-cell table:style-name="ce35" office:value-type="float" office:value="-3" calcext:value-type="float">
            <text:p>-3</text:p>
          </table:table-cell>
          <table:table-cell table:style-name="ce12" table:formula="of:=[.$E$54]*[.F63]" office:value-type="float" office:value="0.00270337129225368" calcext:value-type="float">
            <text:p>0,002703371292254</text:p>
          </table:table-cell>
          <table:table-cell table:style-name="ce12" table:formula="of:=-[.H60]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m<text:span text:style-name="T2">0</text:span><text:span text:style-name="T3">-2</text:span></text:p>
          </table:table-cell>
          <table:table-cell table:style-name="ce12" table:formula="of:=(+[.H11]+[.J11])/2" office:value-type="float" office:value="121" calcext:value-type="float">
            <text:p>12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ATAN([.B61]/[.$B$55])" office:value-type="float" office:value="0.262119841265473" calcext:value-type="float">
            <text:p>0,262119841265473</text:p>
          </table:table-cell>
          <table:table-cell table:style-name="ce12" table:formula="of:=(1/(1+([.B61]/[.$B$55])^2))*(([.C61]/[.$B$55])+([.B61]*[.$D$55]/[.$B$55]^2))" office:value-type="float" office:value="0.00317828675209363" calcext:value-type="float">
            <text:p>0,003178286752094</text:p>
          </table:table-cell>
          <table:table-cell table:style-name="ce12" table:formula="of:=SIN([.D61])^2" office:value-type="float" office:value="0.0671476137624861" calcext:value-type="float">
            <text:p>0,067147613762486</text:p>
          </table:table-cell>
          <table:table-cell table:style-name="ce12" table:formula="of:=2*SIN([.D61])*COS([.D61])*[.E61]" office:value-type="float" office:value="0.00159090713118116" calcext:value-type="float">
            <text:p>0,001590907131181</text:p>
          </table:table-cell>
          <table:table-cell table:style-name="ce35" office:value-type="float" office:value="-3.5" calcext:value-type="float">
            <text:p>-3,5</text:p>
          </table:table-cell>
          <table:table-cell table:style-name="ce12" table:formula="of:=[.$E$54]*[.F64]" office:value-type="float" office:value="0.00297915229204403" calcext:value-type="float">
            <text:p>0,002979152292044</text:p>
          </table:table-cell>
          <table:table-cell table:style-name="ce12" table:formula="of:=-[.H61]" office:value-type="float" office:value="3.5" calcext:value-type="float">
            <text:p>3,5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m<text:span text:style-name="T2">0</text:span><text:span text:style-name="T3">-5/2</text:span></text:p>
          </table:table-cell>
          <table:table-cell table:style-name="ce12" table:formula="of:=(+[.H12]+[.J12])/2" office:value-type="float" office:value="129" calcext:value-type="float">
            <text:p>129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ATAN([.B62]/[.$B$55])" office:value-type="float" office:value="0.278592484765409" calcext:value-type="float">
            <text:p>0,278592484765409</text:p>
          </table:table-cell>
          <table:table-cell table:style-name="ce12" table:formula="of:=(1/(1+([.B62]/[.$B$55])^2))*(([.C62]/[.$B$55])+([.B62]*[.$D$55]/[.$B$55]^2))" office:value-type="float" office:value="0.00322211214222739" calcext:value-type="float">
            <text:p>0,003222112142227</text:p>
          </table:table-cell>
          <table:table-cell table:style-name="ce12" table:formula="of:=SIN([.D62])^2" office:value-type="float" office:value="0.0756264713100226" calcext:value-type="float">
            <text:p>0,075626471310023</text:p>
          </table:table-cell>
          <table:table-cell table:style-name="ce12" table:formula="of:=2*SIN([.D62])*COS([.D62])*[.E62]" office:value-type="float" office:value="0.00170384983160167" calcext:value-type="float">
            <text:p>0,001703849831602</text:p>
          </table:table-cell>
          <table:table-cell table:style-name="ce7" office:value-type="string" calcext:value-type="string" table:number-columns-spanned="3" table:number-rows-spanned="1">
            <text:p>Estimación lineal</text:p>
          </table:table-cell>
          <table:covered-table-cell table:number-columns-repeated="2" table:style-name="ce7"/>
          <table:table-cell table:number-columns-repeated="1014"/>
        </table:table-row>
        <table:table-row table:style-name="ro1">
          <table:table-cell table:style-name="ce6" office:value-type="string" calcext:value-type="string">
            <text:p>m<text:span text:style-name="T2">0</text:span><text:span text:style-name="T3">-3</text:span></text:p>
          </table:table-cell>
          <table:table-cell table:style-name="ce12" table:formula="of:=(+[.H13]+[.J13])/2" office:value-type="float" office:value="137" calcext:value-type="float">
            <text:p>137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ATAN([.B63]/[.$B$55])" office:value-type="float" office:value="0.294911363137427" calcext:value-type="float">
            <text:p>0,294911363137427</text:p>
          </table:table-cell>
          <table:table-cell table:style-name="ce12" table:formula="of:=(1/(1+([.B63]/[.$B$55])^2))*(([.C63]/[.$B$55])+([.B63]*[.$D$55]/[.$B$55]^2))" office:value-type="float" office:value="0.00326326686771391" calcext:value-type="float">
            <text:p>0,003263266867714</text:p>
          </table:table-cell>
          <table:table-cell table:style-name="ce12" table:formula="of:=SIN([.D63])^2" office:value-type="float" office:value="0.0844803528829275" calcext:value-type="float">
            <text:p>0,084480352882928</text:p>
          </table:table-cell>
          <table:table-cell table:style-name="ce12" table:formula="of:=2*SIN([.D63])*COS([.D63])*[.E63]" office:value-type="float" office:value="0.00181507377193536" calcext:value-type="float">
            <text:p>0,001815073771935</text:p>
          </table:table-cell>
          <table:table-cell/>
          <table:table-cell table:style-name="ce6" office:value-type="string" calcext:value-type="string">
            <text:p>Pend ± Error</text:p>
          </table:table-cell>
          <table:table-cell table:style-name="ce6" office:value-type="string" calcext:value-type="string">
            <text:p>Ord ± Error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m<text:span text:style-name="T2">0</text:span><text:span text:style-name="T3">-7/2</text:span></text:p>
          </table:table-cell>
          <table:table-cell table:style-name="ce12" table:formula="of:=(+[.H14]+[.J14])/2" office:value-type="float" office:value="144.5" calcext:value-type="float">
            <text:p>144,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ATAN([.B64]/[.$B$55])" office:value-type="float" office:value="0.310064942756875" calcext:value-type="float">
            <text:p>0,310064942756875</text:p>
          </table:table-cell>
          <table:table-cell table:style-name="ce12" table:formula="of:=(1/(1+([.B64]/[.$B$55])^2))*(([.C64]/[.$B$55])+([.B64]*[.$D$55]/[.$B$55]^2))" office:value-type="float" office:value="0.00329942873066741" calcext:value-type="float">
            <text:p>0,003299428730667</text:p>
          </table:table-cell>
          <table:table-cell table:style-name="ce12" table:formula="of:=SIN([.D64])^2" office:value-type="float" office:value="0.0930985091263759" calcext:value-type="float">
            <text:p>0,093098509126376</text:p>
          </table:table-cell>
          <table:table-cell table:style-name="ce12" table:formula="of:=2*SIN([.D64])*COS([.D64])*[.E64]" office:value-type="float" office:value="0.00191743287201431" calcext:value-type="float">
            <text:p>0,001917432872014</text:p>
          </table:table-cell>
          <table:table-cell table:formula="of:=[.I64]/[.F54]" office:value-type="float" office:value="1.09024676470903" calcext:value-type="float">
            <text:p>1,09024676470903</text:p>
          </table:table-cell>
          <table:table-cell table:style-name="ce12" table:number-matrix-columns-spanned="2" table:number-matrix-rows-spanned="3" table:formula="of:=LINEST([.I54:.I61];[.J54:.J61];1;1)" office:value-type="float" office:value="0.000572379551472243" calcext:value-type="float">
            <text:p>0,000572379551472</text:p>
          </table:table-cell>
          <table:table-cell table:style-name="ce12" office:value-type="float" office:value="0.000986617211564268" calcext:value-type="float">
            <text:p>0,000986617211564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6" office:value-type="string" calcext:value-type="string">
            <text:p>Error relativo</text:p>
          </table:table-cell>
          <table:table-cell table:style-name="ce12" table:formula="of:=([.H64]-[.G54])/[.G54]*100" office:value-type="float" office:value="-31.8595772056854" calcext:value-type="float">
            <text:p>-31,8595772056854</text:p>
          </table:table-cell>
          <table:table-cell table:style-name="ce12" office:value-type="float" office:value="0.00000301180007814628" calcext:value-type="float">
            <text:p>3,01180007814628E-06</text:p>
          </table:table-cell>
          <table:table-cell table:style-name="ce12" office:value-type="float" office:value="0.000006299631833243" calcext:value-type="float">
            <text:p>6,299631833243E-06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6" office:value-type="string" calcext:value-type="string">
            <text:p>r^2 -&gt;</text:p>
          </table:table-cell>
          <table:table-cell table:style-name="ce12" office:value-type="float" office:value="0.999833902471752" calcext:value-type="float">
            <text:p>0,999833902471752</text:p>
          </table:table-cell>
          <table:table-cell table:style-name="ce12" office:value-type="float" office:value="0.00000975934767095529" calcext:value-type="float">
            <text:p>9,75934767095529E-0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10" table:number-rows-spanned="1">
            <text:p>Filtro azul (<text:span text:style-name="T1">λ = 440 nm )</text:span></text:p>
          </table:table-cell>
          <table:covered-table-cell table:number-columns-repeated="9" table:style-name="ce8"/>
          <table:table-cell>
            <draw:frame table:end-cell-address="Hoja1.P81" table:end-x="0.17cm" table:end-y="0.528cm" draw:z-index="2" draw:name="Gráfico 3" draw:style-name="gr1" draw:text-style-name="P1" svg:width="13.498cm" svg:height="7.376cm" svg:x="0.281cm" svg:y="0.032cm">
              <draw:object draw:notify-on-update-of-ranges="Hoja1.I70:Hoja1.I78 Hoja1.J70:Hoja1.J7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Distancia placa-pantalla </text:p>
          </table:table-cell>
          <table:table-cell table:style-name="ce13" office:value-type="float" office:value="376" calcext:value-type="float">
            <text:p>376</text:p>
          </table:table-cell>
          <table:table-cell table:style-name="ce17" office:value-type="string" calcext:value-type="string">
            <text:p>Error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string" calcext:value-type="string">
            <text:p>d</text:p>
          </table:table-cell>
          <table:table-cell table:style-name="ce28" office:value-type="string" calcext:value-type="string">
            <text:p>λ</text:p>
          </table:table-cell>
          <table:table-cell table:style-name="ce32" office:value-type="string" calcext:value-type="string">
            <text:p>n</text:p>
          </table:table-cell>
          <table:table-cell table:style-name="ce24" office:value-type="string" calcext:value-type="string">
            <text:p>m(con valor)</text:p>
          </table:table-cell>
          <table:table-cell table:style-name="ce8" office:value-type="string" calcext:value-type="string">
            <text:p>2nd-d/nsen (y)</text:p>
          </table:table-cell>
          <table:table-cell table:style-name="ce8" office:value-type="string" calcext:value-type="string">
            <text:p>m (x)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Distancia filtro-placa</text:p>
          </table:table-cell>
          <table:table-cell table:style-name="ce12" office:value-type="float" office:value="75" calcext:value-type="float">
            <text:p>75</text:p>
          </table:table-cell>
          <table:table-cell table:style-name="ce18" office:value-type="string" calcext:value-type="string">
            <text:p>Error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32*10^-3" office:value-type="float" office:value="0.032" calcext:value-type="float">
            <text:p>0,032</text:p>
          </table:table-cell>
          <table:table-cell table:style-name="ce12" table:formula="of:=440*10^-6" office:value-type="float" office:value="0.00044" calcext:value-type="float">
            <text:p>0,00044</text:p>
          </table:table-cell>
          <table:table-cell table:style-name="ce12" office:value-type="float" office:value="1.6" calcext:value-type="float">
            <text:p>1,6</text:p>
          </table:table-cell>
          <table:table-cell table:style-name="ce34" table:formula="of:=-1/2" office:value-type="float" office:value="-0.5" calcext:value-type="float">
            <text:p>-0,5</text:p>
          </table:table-cell>
          <table:table-cell table:style-name="ce12" table:formula="of:=(2*[.$G$70]*[.$E$70])-[.$E$70]/[.$G$70]*[.F73]" office:value-type="float" office:value="0.101896183334152" calcext:value-type="float">
            <text:p>0,101896183334152</text:p>
          </table:table-cell>
          <table:table-cell table:style-name="ce12" table:formula="of:=[.H70]" office:value-type="float" office:value="-0.5" calcext:value-type="float">
            <text:p>-0,5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L=d1+d2</text:p>
          </table:table-cell>
          <table:table-cell table:style-name="ce12" table:formula="of:=[.B69]+[.B70]" office:value-type="float" office:value="451" calcext:value-type="float">
            <text:p>451</text:p>
          </table:table-cell>
          <table:table-cell table:style-name="ce18" office:value-type="string" calcext:value-type="string">
            <text:p>Error</text:p>
          </table:table-cell>
          <table:table-cell table:style-name="ce21" office:value-type="float" office:value="2" calcext:value-type="float">
            <text:p>2</text:p>
          </table:table-cell>
          <table:table-cell table:style-name="ce9" office:value-type="string" calcext:value-type="string">
            <text:p>Error</text:p>
          </table:table-cell>
          <table:table-cell table:style-name="ce12" table:formula="of:=1*10^-6" office:value-type="float" office:value="0.000001" calcext:value-type="float">
            <text:p>1E-06</text:p>
          </table:table-cell>
          <table:table-cell table:style-name="ce12" office:value-type="float" office:value="0.1" calcext:value-type="float">
            <text:p>0,1</text:p>
          </table:table-cell>
          <table:table-cell table:style-name="ce34" office:value-type="float" office:value="-1" calcext:value-type="float">
            <text:p>-1</text:p>
          </table:table-cell>
          <table:table-cell table:style-name="ce12" table:formula="of:=(2*[.$G$70]*[.$E$70])-[.$E$70]/[.$G$70]*[.F74]" office:value-type="float" office:value="0.101744809548718" calcext:value-type="float">
            <text:p>0,101744809548718</text:p>
          </table:table-cell>
          <table:table-cell table:style-name="ce12" table:formula="of:=[.H71]"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Rm</text:p>
          </table:table-cell>
          <table:table-cell table:style-name="ce8" office:value-type="string" calcext:value-type="string">
            <text:p>Error Rm</text:p>
          </table:table-cell>
          <table:table-cell table:style-name="ce24" office:value-type="string" calcext:value-type="string">
            <text:p>α (Rad)</text:p>
          </table:table-cell>
          <table:table-cell table:style-name="ce9" office:value-type="string" calcext:value-type="string">
            <text:p>Error <text:span text:style-name="T1">α</text:span></text:p>
          </table:table-cell>
          <table:table-cell table:style-name="ce9" office:value-type="string" calcext:value-type="string">
            <text:p>sen(<text:span text:style-name="T1">α)^2</text:span></text:p>
          </table:table-cell>
          <table:table-cell table:style-name="ce9" office:value-type="string" calcext:value-type="string">
            <text:p>Error sen^2α</text:p>
          </table:table-cell>
          <table:table-cell table:style-name="ce35" office:value-type="float" office:value="-1.5" calcext:value-type="float">
            <text:p>-1,5</text:p>
          </table:table-cell>
          <table:table-cell table:style-name="ce12" table:formula="of:=(2*[.$G$70]*[.$E$70])-[.$E$70]/[.$G$70]*[.F75]" office:value-type="float" office:value="0.101609319401766" calcext:value-type="float">
            <text:p>0,101609319401766</text:p>
          </table:table-cell>
          <table:table-cell table:style-name="ce12" table:formula="of:=[.H72]" office:value-type="float" office:value="-1.5" calcext:value-type="float">
            <text:p>-1,5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m<text:span text:style-name="T2">0</text:span><text:span text:style-name="T3">-1/2</text:span></text:p>
          </table:table-cell>
          <table:table-cell table:style-name="ce12" table:formula="of:=(+[.B22]+[.D22])/2" office:value-type="float" office:value="72.5" calcext:value-type="float">
            <text:p>72,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ATAN([.B73]/[.$B$71])" office:value-type="float" office:value="0.159390238275417" calcext:value-type="float">
            <text:p>0,159390238275417</text:p>
          </table:table-cell>
          <table:table-cell table:style-name="ce12" table:formula="of:=(1/(1+([.B73]/[.$B$71])^2))*(([.C73]/[.$B$71])+([.B73]*[.$D$71]/[.$B$71]^2))" office:value-type="float" office:value="0.00285635893313077" calcext:value-type="float">
            <text:p>0,002856358933131</text:p>
          </table:table-cell>
          <table:table-cell table:style-name="ce12" table:formula="of:=SIN([.D73])^2" office:value-type="float" office:value="0.025190833292397" calcext:value-type="float">
            <text:p>0,025190833292397</text:p>
          </table:table-cell>
          <table:table-cell table:style-name="ce12" table:formula="of:=2*SIN([.D73])*COS([.D73])*[.E73]" office:value-type="float" office:value="0.000895207774626027" calcext:value-type="float">
            <text:p>0,000895207774626</text:p>
          </table:table-cell>
          <table:table-cell table:style-name="ce35" office:value-type="float" office:value="-2" calcext:value-type="float">
            <text:p>-2</text:p>
          </table:table-cell>
          <table:table-cell table:style-name="ce12" table:formula="of:=(2*[.$G$70]*[.$E$70])-[.$E$70]/[.$G$70]*[.F76]" office:value-type="float" office:value="0.101471711956681" calcext:value-type="float">
            <text:p>0,101471711956681</text:p>
          </table:table-cell>
          <table:table-cell table:style-name="ce12" table:formula="of:=[.H73]"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m<text:span text:style-name="T2">0 </text:span><text:span text:style-name="T3">-1</text:span></text:p>
          </table:table-cell>
          <table:table-cell table:style-name="ce12" table:formula="of:=(+[.B23]+[.D23])/2" office:value-type="float" office:value="83" calcext:value-type="float">
            <text:p>8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ATAN([.B74]/[.$B$71])" office:value-type="float" office:value="0.18199900069392" calcext:value-type="float">
            <text:p>0,18199900069392</text:p>
          </table:table-cell>
          <table:table-cell table:style-name="ce12" table:formula="of:=(1/(1+([.B74]/[.$B$71])^2))*(([.C74]/[.$B$71])+([.B74]*[.$D$71]/[.$B$71]^2))" office:value-type="float" office:value="0.0029340434637881" calcext:value-type="float">
            <text:p>0,002934043463788</text:p>
          </table:table-cell>
          <table:table-cell table:style-name="ce12" table:formula="of:=SIN([.D74])^2" office:value-type="float" office:value="0.0327595225640782" calcext:value-type="float">
            <text:p>0,032759522564078</text:p>
          </table:table-cell>
          <table:table-cell table:style-name="ce12" table:formula="of:=2*SIN([.D74])*COS([.D74])*[.E74]" office:value-type="float" office:value="0.00104455798164421" calcext:value-type="float">
            <text:p>0,001044557981644</text:p>
          </table:table-cell>
          <table:table-cell table:style-name="ce35" office:value-type="float" office:value="-2.5" calcext:value-type="float">
            <text:p>-2,5</text:p>
          </table:table-cell>
          <table:table-cell table:style-name="ce12" table:formula="of:=(2*[.$G$70]*[.$E$70])-[.$E$70]/[.$G$70]*[.F77]" office:value-type="float" office:value="0.101334233185944" calcext:value-type="float">
            <text:p>0,101334233185944</text:p>
          </table:table-cell>
          <table:table-cell table:style-name="ce12" table:formula="of:=[.H74]" office:value-type="float" office:value="-2.5" calcext:value-type="float">
            <text:p>-2,5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m<text:span text:style-name="T2">0</text:span><text:span text:style-name="T3">-3/2</text:span></text:p>
          </table:table-cell>
          <table:table-cell table:style-name="ce12" table:formula="of:=(+[.B24]+[.D24])/2" office:value-type="float" office:value="91.5" calcext:value-type="float">
            <text:p>91,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ATAN([.B75]/[.$B$71])" office:value-type="float" office:value="0.200165635867124" calcext:value-type="float">
            <text:p>0,200165635867124</text:p>
          </table:table-cell>
          <table:table-cell table:style-name="ce12" table:formula="of:=(1/(1+([.B75]/[.$B$71])^2))*(([.C75]/[.$B$71])+([.B75]*[.$D$71]/[.$B$71]^2))" office:value-type="float" office:value="0.00299376809866213" calcext:value-type="float">
            <text:p>0,002993768098662</text:p>
          </table:table-cell>
          <table:table-cell table:style-name="ce12" table:formula="of:=SIN([.D75])^2" office:value-type="float" office:value="0.0395340299117098" calcext:value-type="float">
            <text:p>0,03953402991171</text:p>
          </table:table-cell>
          <table:table-cell table:style-name="ce12" table:formula="of:=2*SIN([.D75])*COS([.D75])*[.E75]" office:value-type="float" office:value="0.00116674160918285" calcext:value-type="float">
            <text:p>0,001166741609183</text:p>
          </table:table-cell>
          <table:table-cell table:style-name="ce35" office:value-type="float" office:value="-3" calcext:value-type="float">
            <text:p>-3</text:p>
          </table:table-cell>
          <table:table-cell table:style-name="ce12" table:formula="of:=(2*[.$G$70]*[.$E$70])-[.$E$70]/[.$G$70]*[.F78]" office:value-type="float" office:value="0.101198874291233" calcext:value-type="float">
            <text:p>0,101198874291233</text:p>
          </table:table-cell>
          <table:table-cell table:style-name="ce12" table:formula="of:=[.H75]"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m<text:span text:style-name="T2">0</text:span><text:span text:style-name="T3">-2</text:span></text:p>
          </table:table-cell>
          <table:table-cell table:style-name="ce12" table:formula="of:=(+[.B25]+[.D25])/2" office:value-type="float" office:value="99.5" calcext:value-type="float">
            <text:p>99,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ATAN([.B76]/[.$B$71])" office:value-type="float" office:value="0.217142408778831" calcext:value-type="float">
            <text:p>0,217142408778831</text:p>
          </table:table-cell>
          <table:table-cell table:style-name="ce12" table:formula="of:=(1/(1+([.B76]/[.$B$71])^2))*(([.C76]/[.$B$71])+([.B76]*[.$D$71]/[.$B$71]^2))" office:value-type="float" office:value="0.00304733329035812" calcext:value-type="float">
            <text:p>0,003047333290358</text:p>
          </table:table-cell>
          <table:table-cell table:style-name="ce12" table:formula="of:=SIN([.D76])^2" office:value-type="float" office:value="0.0464144021659507" calcext:value-type="float">
            <text:p>0,046414402165951</text:p>
          </table:table-cell>
          <table:table-cell table:style-name="ce12" table:formula="of:=2*SIN([.D76])*COS([.D76])*[.E76]" office:value-type="float" office:value="0.00128220118483296" calcext:value-type="float">
            <text:p>0,001282201184833</text:p>
          </table:table-cell>
          <table:table-cell table:style-name="ce35" office:value-type="float" office:value="-3.5" calcext:value-type="float">
            <text:p>-3,5</text:p>
          </table:table-cell>
          <table:table-cell table:style-name="ce12" table:formula="of:=(2*[.$G$70]*[.$E$70])-[.$E$70]/[.$G$70]*[.F79]" office:value-type="float" office:value="0.10105704772475" calcext:value-type="float">
            <text:p>0,10105704772475</text:p>
          </table:table-cell>
          <table:table-cell table:style-name="ce12" table:formula="of:=[.H76]" office:value-type="float" office:value="-3.5" calcext:value-type="float">
            <text:p>-3,5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m<text:span text:style-name="T2">0</text:span><text:span text:style-name="T3">-5/2</text:span></text:p>
          </table:table-cell>
          <table:table-cell table:style-name="ce12" table:formula="of:=(+[.B26]+[.D26])/2" office:value-type="float" office:value="107" calcext:value-type="float">
            <text:p>107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ATAN([.B77]/[.$B$71])" office:value-type="float" office:value="0.232943660751434" calcext:value-type="float">
            <text:p>0,232943660751434</text:p>
          </table:table-cell>
          <table:table-cell table:style-name="ce12" table:formula="of:=(1/(1+([.B77]/[.$B$71])^2))*(([.C77]/[.$B$71])+([.B77]*[.$D$71]/[.$B$71]^2))" office:value-type="float" office:value="0.0030951826855946" calcext:value-type="float">
            <text:p>0,003095182685595</text:p>
          </table:table-cell>
          <table:table-cell table:style-name="ce12" table:formula="of:=SIN([.D77])^2" office:value-type="float" office:value="0.0532883407028159" calcext:value-type="float">
            <text:p>0,053288340702816</text:p>
          </table:table-cell>
          <table:table-cell table:style-name="ce12" table:formula="of:=2*SIN([.D77])*COS([.D77])*[.E77]" office:value-type="float" office:value="0.0013904047554921" calcext:value-type="float">
            <text:p>0,001390404755492</text:p>
          </table:table-cell>
          <table:table-cell table:style-name="ce35" office:value-type="float" office:value="-4" calcext:value-type="float">
            <text:p>-4</text:p>
          </table:table-cell>
          <table:table-cell table:style-name="ce12" table:formula="of:=(2*[.$G$70]*[.$E$70])-[.$E$70]/[.$G$70]*[.F80]" office:value-type="float" office:value="0.100909088427327" calcext:value-type="float">
            <text:p>0,100909088427327</text:p>
          </table:table-cell>
          <table:table-cell table:style-name="ce12" table:formula="of:=[.H77]"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m<text:span text:style-name="T2">0</text:span><text:span text:style-name="T3">-3</text:span></text:p>
          </table:table-cell>
          <table:table-cell table:style-name="ce12" table:formula="of:=(+[.B27]+[.D27])/2" office:value-type="float" office:value="114" calcext:value-type="float">
            <text:p>11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ATAN([.B78]/[.$B$71])" office:value-type="float" office:value="0.247585539390501" calcext:value-type="float">
            <text:p>0,247585539390501</text:p>
          </table:table-cell>
          <table:table-cell table:style-name="ce12" table:formula="of:=(1/(1+([.B78]/[.$B$71])^2))*(([.C78]/[.$B$71])+([.B78]*[.$D$71]/[.$B$71]^2))" office:value-type="float" office:value="0.0031377514475709" calcext:value-type="float">
            <text:p>0,003137751447571</text:p>
          </table:table-cell>
          <table:table-cell table:style-name="ce12" table:formula="of:=SIN([.D78])^2" office:value-type="float" office:value="0.0600562854383379" calcext:value-type="float">
            <text:p>0,060056285438338</text:p>
          </table:table-cell>
          <table:table-cell table:style-name="ce12" table:formula="of:=2*SIN([.D78])*COS([.D78])*[.E78]" office:value-type="float" office:value="0.00149100359917568" calcext:value-type="float">
            <text:p>0,001491003599176</text:p>
          </table:table-cell>
          <table:table-cell table:style-name="ce35" office:value-type="float" office:value="-4.5" calcext:value-type="float">
            <text:p>-4,5</text:p>
          </table:table-cell>
          <table:table-cell table:style-name="ce12" table:formula="of:=(2*[.$G$70]*[.$E$70])-[.$E$70]/[.$G$70]*[.F81]" office:value-type="float" office:value="0.100799837170383" calcext:value-type="float">
            <text:p>0,100799837170383</text:p>
          </table:table-cell>
          <table:table-cell table:style-name="ce12" table:formula="of:=[.H78]" office:value-type="float" office:value="-4.5" calcext:value-type="float">
            <text:p>-4,5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m<text:span text:style-name="T2">0</text:span><text:span text:style-name="T3">-7/2</text:span></text:p>
          </table:table-cell>
          <table:table-cell table:style-name="ce12" table:formula="of:=(+[.B28]+[.D28])/2" office:value-type="float" office:value="121" calcext:value-type="float">
            <text:p>12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ATAN([.B79]/[.$B$71])" office:value-type="float" office:value="0.262119841265473" calcext:value-type="float">
            <text:p>0,262119841265473</text:p>
          </table:table-cell>
          <table:table-cell table:style-name="ce12" table:formula="of:=(1/(1+([.B79]/[.$B$71])^2))*(([.C79]/[.$B$71])+([.B79]*[.$D$71]/[.$B$71]^2))" office:value-type="float" office:value="0.00317828675209363" calcext:value-type="float">
            <text:p>0,003178286752094</text:p>
          </table:table-cell>
          <table:table-cell table:style-name="ce12" table:formula="of:=SIN([.D79])^2" office:value-type="float" office:value="0.0671476137624861" calcext:value-type="float">
            <text:p>0,067147613762486</text:p>
          </table:table-cell>
          <table:table-cell table:style-name="ce12" table:formula="of:=2*SIN([.D79])*COS([.D79])*[.E79]" office:value-type="float" office:value="0.00159090713118116" calcext:value-type="float">
            <text:p>0,001590907131181</text:p>
          </table:table-cell>
          <table:table-cell table:style-name="ce9" office:value-type="string" calcext:value-type="string" table:number-columns-spanned="3" table:number-rows-spanned="1">
            <text:p>Estimación lineal</text:p>
          </table:table-cell>
          <table:covered-table-cell table:number-columns-repeated="2" table:style-name="ce9"/>
          <table:table-cell table:number-columns-repeated="1014"/>
        </table:table-row>
        <table:table-row table:style-name="ro1">
          <table:table-cell table:style-name="ce8" office:value-type="string" calcext:value-type="string">
            <text:p>m<text:span text:style-name="T2">0</text:span><text:span text:style-name="T3">-4</text:span></text:p>
          </table:table-cell>
          <table:table-cell table:style-name="ce12" table:formula="of:=(+[.B29]+[.D29])/2" office:value-type="float" office:value="128" calcext:value-type="float">
            <text:p>128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ATAN([.B80]/[.$B$71])" office:value-type="float" office:value="0.276541676637987" calcext:value-type="float">
            <text:p>0,276541676637987</text:p>
          </table:table-cell>
          <table:table-cell table:style-name="ce12" table:formula="of:=(1/(1+([.B80]/[.$B$71])^2))*(([.C80]/[.$B$71])+([.B80]*[.$D$71]/[.$B$71]^2))" office:value-type="float" office:value="0.00321678003503424" calcext:value-type="float">
            <text:p>0,003216780035034</text:p>
          </table:table-cell>
          <table:table-cell table:style-name="ce12" table:formula="of:=SIN([.D80])^2" office:value-type="float" office:value="0.0745455786336647" calcext:value-type="float">
            <text:p>0,074545578633665</text:p>
          </table:table-cell>
          <table:table-cell table:style-name="ce12" table:formula="of:=2*SIN([.D80])*COS([.D80])*[.E80]" office:value-type="float" office:value="0.0016898175750161" calcext:value-type="float">
            <text:p>0,001689817575016</text:p>
          </table:table-cell>
          <table:table-cell/>
          <table:table-cell table:style-name="ce8" office:value-type="string" calcext:value-type="string">
            <text:p>Pend ± Error</text:p>
          </table:table-cell>
          <table:table-cell table:style-name="ce8" office:value-type="string" calcext:value-type="string">
            <text:p>Ord ± Error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m<text:span text:style-name="T2">0</text:span><text:span text:style-name="T3">-9/2</text:span></text:p>
          </table:table-cell>
          <table:table-cell table:style-name="ce12" table:formula="of:=(+[.B30]+[.D30])/2" office:value-type="float" office:value="133" calcext:value-type="float">
            <text:p>13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ATAN([.B81]/[.$B$71])" office:value-type="float" office:value="0.286771556811277" calcext:value-type="float">
            <text:p>0,286771556811277</text:p>
          </table:table-cell>
          <table:table-cell table:style-name="ce12" table:formula="of:=(1/(1+([.B81]/[.$B$71])^2))*(([.C81]/[.$B$71])+([.B81]*[.$D$71]/[.$B$71]^2))" office:value-type="float" office:value="0.00324302320322041" calcext:value-type="float">
            <text:p>0,00324302320322</text:p>
          </table:table-cell>
          <table:table-cell table:style-name="ce12" table:formula="of:=SIN([.D81])^2" office:value-type="float" office:value="0.0800081414808449" calcext:value-type="float">
            <text:p>0,080008141480845</text:p>
          </table:table-cell>
          <table:table-cell table:style-name="ce12" table:formula="of:=2*SIN([.D81])*COS([.D81])*[.E81]" office:value-type="float" office:value="0.00175970202902682" calcext:value-type="float">
            <text:p>0,001759702029027</text:p>
          </table:table-cell>
          <table:table-cell/>
          <table:table-cell table:style-name="ce12" table:number-matrix-columns-spanned="2" table:number-matrix-rows-spanned="3" table:formula="of:=LINEST([.I70:.I78];[.J70:.J78];1;1)" office:value-type="float" office:value="0.000275664301290994" calcext:value-type="float">
            <text:p>0,000275664301291</text:p>
          </table:table-cell>
          <table:table-cell table:style-name="ce12" office:value-type="float" office:value="0.102024839091111" calcext:value-type="float">
            <text:p>0,102024839091111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8" office:value-type="string" calcext:value-type="string">
            <text:p>Error relativo</text:p>
          </table:table-cell>
          <table:table-cell table:style-name="ce12" table:formula="of:=([.I81]-[.F70])/[.F70]*100" office:value-type="float" office:value="-37.3490224338649" calcext:value-type="float">
            <text:p>-37,3490224338649</text:p>
          </table:table-cell>
          <table:table-cell table:style-name="ce12" office:value-type="float" office:value="0.00000225480124630047" calcext:value-type="float">
            <text:p>2,25480124630047E-06</text:p>
          </table:table-cell>
          <table:table-cell table:style-name="ce12" office:value-type="float" office:value="0.00000634423769212545" calcext:value-type="float">
            <text:p>6,34423769212545E-06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8" office:value-type="string" calcext:value-type="string">
            <text:p>r^2 -&gt;</text:p>
          </table:table-cell>
          <table:table-cell table:style-name="ce12" office:value-type="float" office:value="0.999531887574076" calcext:value-type="float">
            <text:p>0,999531887574076</text:p>
          </table:table-cell>
          <table:table-cell table:style-name="ce12" office:value-type="float" office:value="0.00000873280767592944" calcext:value-type="float">
            <text:p>8,73280767592944E-06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10" table:number-rows-spanned="1">
            <text:p>Filtro morado (<text:span text:style-name="T1">λ = 580 nm )</text:span></text:p>
          </table:table-cell>
          <table:covered-table-cell table:number-columns-repeated="9" table:style-name="ce10"/>
          <table:table-cell>
            <draw:frame table:end-cell-address="Hoja1.P101" table:end-x="0.208cm" table:end-y="0.074cm" draw:z-index="3" draw:name="Gráfico 4" draw:style-name="gr1" draw:text-style-name="P1" svg:width="13.498cm" svg:height="7.376cm" svg:x="0.319cm" svg:y="0.106cm">
              <draw:object draw:notify-on-update-of-ranges="Hoja1.I89:Hoja1.I97 Hoja1.J89:Hoja1.J9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Distancia placa-pantalla </text:p>
          </table:table-cell>
          <table:table-cell table:style-name="ce13" office:value-type="float" office:value="376" calcext:value-type="float">
            <text:p>376</text:p>
          </table:table-cell>
          <table:table-cell table:style-name="ce19" office:value-type="string" calcext:value-type="string">
            <text:p>Error</text:p>
          </table:table-cell>
          <table:table-cell table:style-name="ce13" office:value-type="float" office:value="1" calcext:value-type="float">
            <text:p>1</text:p>
          </table:table-cell>
          <table:table-cell table:style-name="ce11" office:value-type="string" calcext:value-type="string">
            <text:p>d</text:p>
          </table:table-cell>
          <table:table-cell table:style-name="ce29" office:value-type="string" calcext:value-type="string">
            <text:p>λ</text:p>
          </table:table-cell>
          <table:table-cell table:style-name="ce33" office:value-type="string" calcext:value-type="string">
            <text:p>n</text:p>
          </table:table-cell>
          <table:table-cell table:style-name="ce25" office:value-type="string" calcext:value-type="string">
            <text:p>m(con valor)</text:p>
          </table:table-cell>
          <table:table-cell table:style-name="ce10" office:value-type="string" calcext:value-type="string">
            <text:p>2nd-d/nsen (y)</text:p>
          </table:table-cell>
          <table:table-cell table:style-name="ce10" office:value-type="string" calcext:value-type="string">
            <text:p>m (x)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Distancia filtro-placa</text:p>
          </table:table-cell>
          <table:table-cell table:style-name="ce12" office:value-type="float" office:value="75" calcext:value-type="float">
            <text:p>75</text:p>
          </table:table-cell>
          <table:table-cell table:style-name="ce20" office:value-type="string" calcext:value-type="string">
            <text:p>Error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32*10^-3" office:value-type="float" office:value="0.032" calcext:value-type="float">
            <text:p>0,032</text:p>
          </table:table-cell>
          <table:table-cell table:style-name="ce12" table:formula="of:=582*10^-6" office:value-type="float" office:value="0.000582" calcext:value-type="float">
            <text:p>0,000582</text:p>
          </table:table-cell>
          <table:table-cell table:style-name="ce12" office:value-type="float" office:value="1.6" calcext:value-type="float">
            <text:p>1,6</text:p>
          </table:table-cell>
          <table:table-cell table:style-name="ce34" table:formula="of:=-1/2" office:value-type="float" office:value="-0.5" calcext:value-type="float">
            <text:p>-0,5</text:p>
          </table:table-cell>
          <table:table-cell table:style-name="ce12" table:formula="of:=(2*[.$G$70]*[.$E$70])-[.$E$70]/[.$G$70]*[.F92]" office:value-type="float" office:value="0.101961808977566" calcext:value-type="float">
            <text:p>0,101961808977566</text:p>
          </table:table-cell>
          <table:table-cell table:style-name="ce12" table:formula="of:=[.H89]" office:value-type="float" office:value="-0.5" calcext:value-type="float">
            <text:p>-0,5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L=d1+d2</text:p>
          </table:table-cell>
          <table:table-cell table:style-name="ce12" table:formula="of:=[.B88]+[.B89]" office:value-type="float" office:value="451" calcext:value-type="float">
            <text:p>451</text:p>
          </table:table-cell>
          <table:table-cell table:style-name="ce20" office:value-type="string" calcext:value-type="string">
            <text:p>Error</text:p>
          </table:table-cell>
          <table:table-cell table:style-name="ce21" office:value-type="float" office:value="2" calcext:value-type="float">
            <text:p>2</text:p>
          </table:table-cell>
          <table:table-cell table:style-name="ce11" office:value-type="string" calcext:value-type="string">
            <text:p>Error</text:p>
          </table:table-cell>
          <table:table-cell table:style-name="ce12" table:formula="of:=1*10^-6" office:value-type="float" office:value="0.000001" calcext:value-type="float">
            <text:p>1E-06</text:p>
          </table:table-cell>
          <table:table-cell table:style-name="ce12" office:value-type="float" office:value="0.1" calcext:value-type="float">
            <text:p>0,1</text:p>
          </table:table-cell>
          <table:table-cell table:style-name="ce34" office:value-type="float" office:value="-1" calcext:value-type="float">
            <text:p>-1</text:p>
          </table:table-cell>
          <table:table-cell table:style-name="ce12" table:formula="of:=(2*[.$G$70]*[.$E$70])-[.$E$70]/[.$G$70]*[.F93]" office:value-type="float" office:value="0.101840653848865" calcext:value-type="float">
            <text:p>0,101840653848865</text:p>
          </table:table-cell>
          <table:table-cell table:style-name="ce12" table:formula="of:=[.H90]" office:value-type="float" office:value="-1" calcext:value-type="float">
            <text:p>-1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Rm</text:p>
          </table:table-cell>
          <table:table-cell table:style-name="ce10" office:value-type="string" calcext:value-type="string">
            <text:p>Error Rm</text:p>
          </table:table-cell>
          <table:table-cell table:style-name="ce25" office:value-type="string" calcext:value-type="string">
            <text:p>α (Rad)</text:p>
          </table:table-cell>
          <table:table-cell table:style-name="ce11" office:value-type="string" calcext:value-type="string">
            <text:p>Error <text:span text:style-name="T1">α</text:span></text:p>
          </table:table-cell>
          <table:table-cell table:style-name="ce11" office:value-type="string" calcext:value-type="string">
            <text:p>sen(<text:span text:style-name="T1">α)^2</text:span></text:p>
          </table:table-cell>
          <table:table-cell table:style-name="ce11" office:value-type="string" calcext:value-type="string">
            <text:p>Error sen^2α</text:p>
          </table:table-cell>
          <table:table-cell table:style-name="ce35" office:value-type="float" office:value="-1.5" calcext:value-type="float">
            <text:p>-1,5</text:p>
          </table:table-cell>
          <table:table-cell table:style-name="ce12" table:formula="of:=(2*[.$G$70]*[.$E$70])-[.$E$70]/[.$G$70]*[.F94]" office:value-type="float" office:value="0.101713949844749" calcext:value-type="float">
            <text:p>0,101713949844749</text:p>
          </table:table-cell>
          <table:table-cell table:style-name="ce12" table:formula="of:=[.H91]" office:value-type="float" office:value="-1.5" calcext:value-type="float">
            <text:p>-1,5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m<text:span text:style-name="T2">0</text:span><text:span text:style-name="T3">-1/2</text:span></text:p>
          </table:table-cell>
          <table:table-cell table:style-name="ce12" table:formula="of:=(+[.H22]+[.J22])/2" office:value-type="float" office:value="67.5" calcext:value-type="float">
            <text:p>67,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ATAN([.B92]/[.$B$90])" office:value-type="float" office:value="0.148564656214085" calcext:value-type="float">
            <text:p>0,148564656214085</text:p>
          </table:table-cell>
          <table:table-cell table:style-name="ce12" table:formula="of:=(1/(1+([.B92]/[.$B$90])^2))*(([.C92]/[.$B$90])+([.B92]*[.$D$90]/[.$B$90]^2))" office:value-type="float" office:value="0.00281788684934043" calcext:value-type="float">
            <text:p>0,00281788684934</text:p>
          </table:table-cell>
          <table:table-cell table:style-name="ce12" table:formula="of:=SIN([.D92])^2" office:value-type="float" office:value="0.0219095511216849" calcext:value-type="float">
            <text:p>0,021909551121685</text:p>
          </table:table-cell>
          <table:table-cell table:style-name="ce12" table:formula="of:=2*SIN([.D92])*COS([.D92])*[.E92]" office:value-type="float" office:value="0.000825011105994583" calcext:value-type="float">
            <text:p>0,000825011105995</text:p>
          </table:table-cell>
          <table:table-cell table:style-name="ce35" office:value-type="float" office:value="-2" calcext:value-type="float">
            <text:p>-2</text:p>
          </table:table-cell>
          <table:table-cell table:style-name="ce12" table:formula="of:=(2*[.$G$70]*[.$E$70])-[.$E$70]/[.$G$70]*[.F95]" office:value-type="float" office:value="0.101575816341081" calcext:value-type="float">
            <text:p>0,101575816341081</text:p>
          </table:table-cell>
          <table:table-cell table:style-name="ce12" table:formula="of:=[.H92]"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m<text:span text:style-name="T2">0 </text:span><text:span text:style-name="T3">-1</text:span></text:p>
          </table:table-cell>
          <table:table-cell table:style-name="ce12" table:formula="of:=(+[.H23]+[.J23])/2" office:value-type="float" office:value="76.5" calcext:value-type="float">
            <text:p>76,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ATAN([.B93]/[.$B$90])" office:value-type="float" office:value="0.168023781801588" calcext:value-type="float">
            <text:p>0,168023781801588</text:p>
          </table:table-cell>
          <table:table-cell table:style-name="ce12" table:formula="of:=(1/(1+([.B93]/[.$B$90])^2))*(([.C93]/[.$B$90])+([.B93]*[.$D$90]/[.$B$90]^2))" office:value-type="float" office:value="0.00288645457119543" calcext:value-type="float">
            <text:p>0,002886454571195</text:p>
          </table:table-cell>
          <table:table-cell table:style-name="ce12" table:formula="of:=SIN([.D93])^2" office:value-type="float" office:value="0.0279673075567524" calcext:value-type="float">
            <text:p>0,027967307556752</text:p>
          </table:table-cell>
          <table:table-cell table:style-name="ce12" table:formula="of:=2*SIN([.D93])*COS([.D93])*[.E93]" office:value-type="float" office:value="0.000951832407746108" calcext:value-type="float">
            <text:p>0,000951832407746</text:p>
          </table:table-cell>
          <table:table-cell table:style-name="ce35" office:value-type="float" office:value="-2.5" calcext:value-type="float">
            <text:p>-2,5</text:p>
          </table:table-cell>
          <table:table-cell table:style-name="ce12" table:formula="of:=(2*[.$G$70]*[.$E$70])-[.$E$70]/[.$G$70]*[.F96]" office:value-type="float" office:value="0.101453846288956" calcext:value-type="float">
            <text:p>0,101453846288956</text:p>
          </table:table-cell>
          <table:table-cell table:style-name="ce12" table:formula="of:=[.H93]" office:value-type="float" office:value="-2.5" calcext:value-type="float">
            <text:p>-2,5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m<text:span text:style-name="T2">0</text:span><text:span text:style-name="T3">-3/2</text:span></text:p>
          </table:table-cell>
          <table:table-cell table:style-name="ce12" table:formula="of:=(+[.H24]+[.J24])/2" office:value-type="float" office:value="85" calcext:value-type="float">
            <text:p>8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ATAN([.B94]/[.$B$90])" office:value-type="float" office:value="0.186284905952273" calcext:value-type="float">
            <text:p>0,186284905952273</text:p>
          </table:table-cell>
          <table:table-cell table:style-name="ce12" table:formula="of:=(1/(1+([.B94]/[.$B$90])^2))*(([.C94]/[.$B$90])+([.B94]*[.$D$90]/[.$B$90]^2))" office:value-type="float" office:value="0.00294835395440259" calcext:value-type="float">
            <text:p>0,002948353954403</text:p>
          </table:table-cell>
          <table:table-cell table:style-name="ce12" table:formula="of:=SIN([.D94])^2" office:value-type="float" office:value="0.0343025077625744" calcext:value-type="float">
            <text:p>0,034302507762575</text:p>
          </table:table-cell>
          <table:table-cell table:style-name="ce12" table:formula="of:=2*SIN([.D94])*COS([.D94])*[.E94]" office:value-type="float" office:value="0.00107323073924419" calcext:value-type="float">
            <text:p>0,001073230739244</text:p>
          </table:table-cell>
          <table:table-cell table:style-name="ce35" office:value-type="float" office:value="-3" calcext:value-type="float">
            <text:p>-3</text:p>
          </table:table-cell>
          <table:table-cell table:style-name="ce12" table:formula="of:=(2*[.$G$70]*[.$E$70])-[.$E$70]/[.$G$70]*[.F97]" office:value-type="float" office:value="0.10132478620749" calcext:value-type="float">
            <text:p>0,10132478620749</text:p>
          </table:table-cell>
          <table:table-cell table:style-name="ce12" table:formula="of:=[.H94]" office:value-type="float" office:value="-3" calcext:value-type="float">
            <text:p>-3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m<text:span text:style-name="T2">0</text:span><text:span text:style-name="T3">-2</text:span></text:p>
          </table:table-cell>
          <table:table-cell table:style-name="ce12" table:formula="of:=(+[.H25]+[.J25])/2" office:value-type="float" office:value="93.5" calcext:value-type="float">
            <text:p>93,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ATAN([.B95]/[.$B$90])" office:value-type="float" office:value="0.204421205377147" calcext:value-type="float">
            <text:p>0,204421205377147</text:p>
          </table:table-cell>
          <table:table-cell table:style-name="ce12" table:formula="of:=(1/(1+([.B95]/[.$B$90])^2))*(([.C95]/[.$B$90])+([.B95]*[.$D$90]/[.$B$90]^2))" office:value-type="float" office:value="0.00300740183814474" calcext:value-type="float">
            <text:p>0,003007401838145</text:p>
          </table:table-cell>
          <table:table-cell table:style-name="ce12" table:formula="of:=SIN([.D95])^2" office:value-type="float" office:value="0.0412091829459575" calcext:value-type="float">
            <text:p>0,041209182945958</text:p>
          </table:table-cell>
          <table:table-cell table:style-name="ce12" table:formula="of:=2*SIN([.D95])*COS([.D95])*[.E95]" office:value-type="float" office:value="0.00119558481744582" calcext:value-type="float">
            <text:p>0,001195584817446</text:p>
          </table:table-cell>
          <table:table-cell table:style-name="ce35" office:value-type="float" office:value="-3.5" calcext:value-type="float">
            <text:p>-3,5</text:p>
          </table:table-cell>
          <table:table-cell table:style-name="ce12" table:formula="of:=(2*[.$G$70]*[.$E$70])-[.$E$70]/[.$G$70]*[.F98]" office:value-type="float" office:value="0.101188954384587" calcext:value-type="float">
            <text:p>0,101188954384587</text:p>
          </table:table-cell>
          <table:table-cell table:style-name="ce12" table:formula="of:=[.H95]" office:value-type="float" office:value="-3.5" calcext:value-type="float">
            <text:p>-3,5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m<text:span text:style-name="T2">0</text:span><text:span text:style-name="T3">-5/2</text:span></text:p>
          </table:table-cell>
          <table:table-cell table:style-name="ce12" table:formula="of:=(+[.H26]+[.J26])/2" office:value-type="float" office:value="100.5" calcext:value-type="float">
            <text:p>100,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ATAN([.B96]/[.$B$90])" office:value-type="float" office:value="0.219255800266665" calcext:value-type="float">
            <text:p>0,219255800266665</text:p>
          </table:table-cell>
          <table:table-cell table:style-name="ce12" table:formula="of:=(1/(1+([.B96]/[.$B$90])^2))*(([.C96]/[.$B$90])+([.B96]*[.$D$90]/[.$B$90]^2))" office:value-type="float" office:value="0.00305384628895615" calcext:value-type="float">
            <text:p>0,003053846288956</text:p>
          </table:table-cell>
          <table:table-cell table:style-name="ce12" table:formula="of:=SIN([.D96])^2" office:value-type="float" office:value="0.0473076855521923" calcext:value-type="float">
            <text:p>0,047307685552192</text:p>
          </table:table-cell>
          <table:table-cell table:style-name="ce12" table:formula="of:=2*SIN([.D96])*COS([.D96])*[.E96]" office:value-type="float" office:value="0.00129663980862016" calcext:value-type="float">
            <text:p>0,00129663980862</text:p>
          </table:table-cell>
          <table:table-cell office:value-type="float" office:value="-4" calcext:value-type="float">
            <text:p>-4</text:p>
          </table:table-cell>
          <table:table-cell table:style-name="ce12" table:formula="of:=(2*[.$G$70]*[.$E$70])-[.$E$70]/[.$G$70]*[.F99]" office:value-type="float" office:value="0.10105704772475" calcext:value-type="float">
            <text:p>0,10105704772475</text:p>
          </table:table-cell>
          <table:table-cell table:style-name="ce12" table:formula="of:=[.H96]" office:value-type="float" office:value="-4" calcext:value-type="float">
            <text:p>-4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m<text:span text:style-name="T2">0</text:span><text:span text:style-name="T3">-3</text:span></text:p>
          </table:table-cell>
          <table:table-cell table:style-name="ce12" table:formula="of:=(+[.H27]+[.J27])/2" office:value-type="float" office:value="107.5" calcext:value-type="float">
            <text:p>107,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ATAN([.B97]/[.$B$90])" office:value-type="float" office:value="0.233992968544178" calcext:value-type="float">
            <text:p>0,233992968544178</text:p>
          </table:table-cell>
          <table:table-cell table:style-name="ce12" table:formula="of:=(1/(1+([.B97]/[.$B$90])^2))*(([.C97]/[.$B$90])+([.B97]*[.$D$90]/[.$B$90]^2))" office:value-type="float" office:value="0.00309829047403612" calcext:value-type="float">
            <text:p>0,003098290474036</text:p>
          </table:table-cell>
          <table:table-cell table:style-name="ce12" table:formula="of:=SIN([.D97])^2" office:value-type="float" office:value="0.0537606896254953" calcext:value-type="float">
            <text:p>0,053760689625495</text:p>
          </table:table-cell>
          <table:table-cell table:style-name="ce12" table:formula="of:=2*SIN([.D97])*COS([.D97])*[.E97]" office:value-type="float" office:value="0.001397606900046" calcext:value-type="float">
            <text:p>0,001397606900046</text:p>
          </table:table-cell>
          <table:table-cell table:style-name="ce12" office:value-type="float" office:value="-4.5" calcext:value-type="float">
            <text:p>-4,5</text:p>
          </table:table-cell>
          <table:table-cell table:style-name="ce12" table:formula="of:=(2*[.$G$70]*[.$E$70])-[.$E$70]/[.$G$70]*[.F100]" office:value-type="float" office:value="0.100941293257962" calcext:value-type="float">
            <text:p>0,100941293257962</text:p>
          </table:table-cell>
          <table:table-cell table:style-name="ce12" table:formula="of:=[.H97]" office:value-type="float" office:value="-4.5" calcext:value-type="float">
            <text:p>-4,5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m<text:span text:style-name="T2">0</text:span><text:span text:style-name="T3">-7/2</text:span></text:p>
          </table:table-cell>
          <table:table-cell table:style-name="ce12" table:formula="of:=(+[.H28]+[.J28])/2" office:value-type="float" office:value="114.5" calcext:value-type="float">
            <text:p>114,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ATAN([.B98]/[.$B$90])" office:value-type="float" office:value="0.248627330803085" calcext:value-type="float">
            <text:p>0,248627330803085</text:p>
          </table:table-cell>
          <table:table-cell table:style-name="ce12" table:formula="of:=(1/(1+([.B98]/[.$B$90])^2))*(([.C98]/[.$B$90])+([.B98]*[.$D$90]/[.$B$90]^2))" office:value-type="float" office:value="0.00314071439705789" calcext:value-type="float">
            <text:p>0,003140714397058</text:p>
          </table:table-cell>
          <table:table-cell table:style-name="ce12" table:formula="of:=SIN([.D98])^2" office:value-type="float" office:value="0.0605522807706297" calcext:value-type="float">
            <text:p>0,06055228077063</text:p>
          </table:table-cell>
          <table:table-cell table:style-name="ce12" table:formula="of:=2*SIN([.D98])*COS([.D98])*[.E98]" office:value-type="float" office:value="0.00149816622560602" calcext:value-type="float">
            <text:p>0,001498166225606</text:p>
          </table:table-cell>
          <table:table-cell table:style-name="ce10" office:value-type="string" calcext:value-type="string" table:number-columns-spanned="3" table:number-rows-spanned="1">
            <text:p>Estimación lineal</text:p>
          </table:table-cell>
          <table:covered-table-cell table:style-name="ce37"/>
          <table:covered-table-cell table:style-name="ce38"/>
          <table:table-cell table:number-columns-repeated="1014"/>
        </table:table-row>
        <table:table-row table:style-name="ro1">
          <table:table-cell table:style-name="ce10" office:value-type="string" calcext:value-type="string">
            <text:p>m<text:span text:style-name="T2">0</text:span><text:span text:style-name="T3">-4</text:span></text:p>
          </table:table-cell>
          <table:table-cell table:style-name="ce12" table:formula="of:=(+[.H29]+[.J29])/2" office:value-type="float" office:value="121" calcext:value-type="float">
            <text:p>121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ATAN([.B99]/[.$B$90])" office:value-type="float" office:value="0.262119841265473" calcext:value-type="float">
            <text:p>0,262119841265473</text:p>
          </table:table-cell>
          <table:table-cell table:style-name="ce12" table:formula="of:=(1/(1+([.B99]/[.$B$90])^2))*(([.C99]/[.$B$90])+([.B99]*[.$D$90]/[.$B$90]^2))" office:value-type="float" office:value="0.00317828675209363" calcext:value-type="float">
            <text:p>0,003178286752094</text:p>
          </table:table-cell>
          <table:table-cell table:style-name="ce12" table:formula="of:=SIN([.D99])^2" office:value-type="float" office:value="0.0671476137624861" calcext:value-type="float">
            <text:p>0,067147613762486</text:p>
          </table:table-cell>
          <table:table-cell table:style-name="ce12" table:formula="of:=2*SIN([.D99])*COS([.D99])*[.E99]" office:value-type="float" office:value="0.00159090713118116" calcext:value-type="float">
            <text:p>0,001590907131181</text:p>
          </table:table-cell>
          <table:table-cell/>
          <table:table-cell table:style-name="ce10" office:value-type="string" calcext:value-type="string">
            <text:p>Pend ± Error</text:p>
          </table:table-cell>
          <table:table-cell table:style-name="ce10" office:value-type="string" calcext:value-type="string">
            <text:p>Ord ± Error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m<text:span text:style-name="T2">0</text:span><text:span text:style-name="T3">-9/2</text:span></text:p>
          </table:table-cell>
          <table:table-cell table:style-name="ce12" table:formula="of:=(+[.H30]+[.J30])/2" office:value-type="float" office:value="126.5" calcext:value-type="float">
            <text:p>126,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ATAN([.B100]/[.$B$90])" office:value-type="float" office:value="0.273460987090244" calcext:value-type="float">
            <text:p>0,273460987090244</text:p>
          </table:table-cell>
          <table:table-cell table:style-name="ce12" table:formula="of:=(1/(1+([.B100]/[.$B$90])^2))*(([.C100]/[.$B$90])+([.B100]*[.$D$90]/[.$B$90]^2))" office:value-type="float" office:value="0.00320870360853816" calcext:value-type="float">
            <text:p>0,003208703608538</text:p>
          </table:table-cell>
          <table:table-cell table:style-name="ce12" table:formula="of:=SIN([.D100])^2" office:value-type="float" office:value="0.0729353371018889" calcext:value-type="float">
            <text:p>0,072935337101889</text:p>
          </table:table-cell>
          <table:table-cell table:style-name="ce12" table:formula="of:=2*SIN([.D100])*COS([.D100])*[.E100]" office:value-type="float" office:value="0.00166872053100868" calcext:value-type="float">
            <text:p>0,001668720531009</text:p>
          </table:table-cell>
          <table:table-cell/>
          <table:table-cell table:style-name="ce12" table:number-matrix-columns-spanned="2" table:number-matrix-rows-spanned="3" table:formula="of:=LINEST([.I89:.I95];[.J89:.J95];1;1)" office:value-type="float" office:value="0.000257885901248482" calcext:value-type="float">
            <text:p>0,000257885901248</text:p>
          </table:table-cell>
          <table:table-cell table:style-name="ce12" office:value-type="float" office:value="0.102095745501539" calcext:value-type="float">
            <text:p>0,102095745501539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10" office:value-type="string" calcext:value-type="string">
            <text:p>Error relativo</text:p>
          </table:table-cell>
          <table:table-cell table:style-name="ce12" table:formula="of:=([.I100]-[.F89])/[.F89]*100" office:value-type="float" office:value="-55.6897076892643" calcext:value-type="float">
            <text:p>-55,6897076892643</text:p>
          </table:table-cell>
          <table:table-cell table:style-name="ce12" office:value-type="float" office:value="0.00000175766840606905" calcext:value-type="float">
            <text:p>1,75766840606905E-06</text:p>
          </table:table-cell>
          <table:table-cell table:style-name="ce12" office:value-type="float" office:value="0.0000039302660378741" calcext:value-type="float">
            <text:p>3,9302660378741E-06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0" office:value-type="string" calcext:value-type="string">
            <text:p>r^2 -&gt;</text:p>
          </table:table-cell>
          <table:table-cell table:style-name="ce12" office:value-type="float" office:value="0.999767786300798" calcext:value-type="float">
            <text:p>0,999767786300798</text:p>
          </table:table-cell>
          <table:table-cell table:style-name="ce12" office:value-type="float" office:value="0.00000465035348977399" calcext:value-type="float">
            <text:p>4,65035348977399E-06</text:p>
          </table:table-cell>
          <table:table-cell table:number-columns-repeated="1014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AR PL KaitiM GB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SE LUIS GOMEZ  GOMEZ</meta:initial-creator>
    <meta:creation-date>2015-06-05T18:19:34</meta:creation-date>
    <dc:date>2021-04-06T14:26:20.840829713</dc:date>
    <meta:generator>LibreOffice/7.1.2.2$Linux_X86_64 LibreOffice_project/8a45595d069ef5570103caea1b71cc9d82b2aae4</meta:generator>
    <meta:editing-duration>PT27M21S</meta:editing-duration>
    <meta:editing-cycles>1</meta:editing-cycles>
    <meta:document-statistic meta:table-count="1" meta:cell-count="790" meta:object-count="4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fo:language="es" fo:country="ES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fo:language="es" fo:country="ES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5b9bd5" svg:stroke-linecap="round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1" svg:stroke-width="0.053cm" svg:stroke-color="#5b9bd5" svg:stroke-linecap="round"/>
    </style:style>
    <style:style style:name="ch10" style:family="chart">
      <style:text-properties fo:color="#595959" style:text-position="0% 100%" fo:font-family="Calibri" fo:font-size="9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5cm" svg:height="7.378cm" xlink:href=".." xlink:type="simple" chart:class="chart:scatter" chart:column-mapping="1 0" chart:style-name="ch1">
        <chart:title svg:x="5.444cm" svg:y="0.283cm" chart:style-name="ch2">
          <text:p>Cálculo de d</text:p>
        </chart:title>
        <chart:plot-area chart:style-name="ch3" table:cell-range-address="Hoja1.I38:Hoja1.J44" svg:x="1.277cm" svg:y="1.229cm" svg:width="11.953cm" svg:height="5.025cm">
          <chart:coordinate-region svg:x="2.357cm" svg:y="1.389cm" svg:width="10.673cm" svg:height="4.706cm"/>
          <chart:axis chart:dimension="x" chart:name="primary-x" chart:style-name="ch4">
            <chart:title svg:x="6.17cm" svg:y="6.401cm" chart:style-name="ch5">
              <text:p>2n^2-sen(α)^2</text:p>
            </chart:title>
            <chart:grid chart:style-name="ch6" chart:class="major"/>
          </chart:axis>
          <chart:axis chart:dimension="y" chart:name="primary-y" chart:style-name="ch4">
            <chart:title svg:x="0.451cm" svg:y="4.52cm" chart:style-name="ch7">
              <text:p>mnλ (mm)</text:p>
            </chart:title>
            <chart:grid chart:style-name="ch6" chart:class="major"/>
          </chart:axis>
          <chart:series chart:style-name="ch8" chart:values-cell-range-address="Hoja1.I38:Hoja1.I44" chart:class="chart:scatter">
            <chart:domain table:cell-range-address="Hoja1.J38:Hoja1.J44"/>
            <chart:regression-curve chart:style-name="ch9">
              <chart:equation chart:display-equation="true" chart:display-r-square="true" chart:style-name="ch10"/>
            </chart:regression-curve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09095734778147">
                <text:p>5.09095734778147</text:p>
                <draw:g>
                  <svg:desc>Hoja1.J38:Hoja1.J44</svg:desc>
                </draw:g>
              </table:table-cell>
              <table:table-cell office:value-type="float" office:value="-0.000416">
                <text:p>-0.000416</text:p>
                <draw:g>
                  <svg:desc>Hoja1.I38:Hoja1.I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08332378223496">
                <text:p>5.08332378223496</text:p>
              </table:table-cell>
              <table:table-cell office:value-type="float" office:value="-0.000832">
                <text:p>-0.0008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07535027576562">
                <text:p>5.07535027576562</text:p>
              </table:table-cell>
              <table:table-cell office:value-type="float" office:value="-0.001248">
                <text:p>-0.001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6671165929719">
                <text:p>5.06671165929719</text:p>
              </table:table-cell>
              <table:table-cell office:value-type="float" office:value="-0.001664">
                <text:p>-0.0016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05794989324763">
                <text:p>5.05794989324763</text:p>
              </table:table-cell>
              <table:table-cell office:value-type="float" office:value="-0.00208">
                <text:p>-0.002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4919067387692">
                <text:p>5.04919067387692</text:p>
              </table:table-cell>
              <table:table-cell office:value-type="float" office:value="-0.002496">
                <text:p>-0.002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04109589041096">
                <text:p>5.04109589041096</text:p>
              </table:table-cell>
              <table:table-cell office:value-type="float" office:value="-0.002912">
                <text:p>-0.0029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8a45595d069ef5570103caea1b71cc9d82b2aae4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ound" draw:dots1="1" draw:dots1-length="1%" draw:distance="1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E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fo:language="es" fo:country="ES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fo:language="es" fo:country="ES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5b9bd5" svg:stroke-linecap="round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1" svg:stroke-width="0.053cm" svg:stroke-color="#5b9bd5" svg:stroke-linecap="round"/>
    </style:style>
    <style:style style:name="ch10" style:family="chart">
      <style:text-properties fo:color="#595959" style:text-position="0% 100%" fo:font-family="Calibri" fo:font-size="9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379cm" svg:height="7.377cm" xlink:href=".." xlink:type="simple" chart:class="chart:scatter" chart:column-mapping="1 0" chart:style-name="ch1">
        <chart:title svg:x="5.383cm" svg:y="0.283cm" chart:style-name="ch2">
          <text:p>Cálculo de n</text:p>
        </chart:title>
        <chart:plot-area chart:style-name="ch3" table:cell-range-address="Hoja1.I54:Hoja1.J61" svg:x="1.274cm" svg:y="1.229cm" svg:width="11.838cm" svg:height="5.024cm">
          <chart:coordinate-region svg:x="2.248cm" svg:y="1.389cm" svg:width="10.783cm" svg:height="4.446cm"/>
          <chart:axis chart:dimension="x" chart:name="primary-x" chart:style-name="ch4">
            <chart:title svg:x="6.996cm" svg:y="6.4cm" chart:style-name="ch5">
              <text:p>m</text:p>
            </chart:title>
            <chart:grid chart:style-name="ch6" chart:class="major"/>
          </chart:axis>
          <chart:axis chart:dimension="y" chart:name="primary-y" chart:style-name="ch4">
            <chart:title svg:x="0.451cm" svg:y="4.996cm" chart:style-name="ch7">
              <text:p>d*sen(α)^2 (mm)</text:p>
            </chart:title>
            <chart:grid chart:style-name="ch6" chart:class="major"/>
          </chart:axis>
          <chart:series chart:style-name="ch8" chart:values-cell-range-address="Hoja1.I54:Hoja1.I61" chart:class="chart:scatter">
            <chart:domain table:cell-range-address="Hoja1.J54:Hoja1.J61"/>
            <chart:regression-curve chart:style-name="ch9">
              <chart:equation chart:display-equation="true" chart:display-r-square="true" chart:style-name="ch10"/>
            </chart:regression-curve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J54:Hoja1.J61</svg:desc>
                </draw:g>
              </table:table-cell>
              <table:table-cell office:value-type="float" office:value="0.000976163126009885">
                <text:p>0.000976163126009885</text:p>
                <draw:g>
                  <svg:desc>Hoja1.I54:Hoja1.I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0127839898048285">
                <text:p>0.00127839898048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155715722270293">
                <text:p>0.00155715722270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00184323777731188">
                <text:p>0.00184323777731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00214872364039956">
                <text:p>0.00214872364039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0.00242004708192072">
                <text:p>0.00242004708192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00270337129225368">
                <text:p>0.00270337129225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0.00297915229204403">
                <text:p>0.002979152292044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8a45595d069ef5570103caea1b71cc9d82b2aae4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ound" draw:dots1="1" draw:dots1-length="1%" draw:distance="199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E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fo:language="es" fo:country="ES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fo:language="es" fo:country="ES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5b9bd5" svg:stroke-linecap="round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1" svg:stroke-width="0.053cm" svg:stroke-color="#5b9bd5" svg:stroke-linecap="round"/>
    </style:style>
    <style:style style:name="ch10" style:family="chart">
      <style:text-properties fo:color="#595959" style:text-position="0% 100%" fo:font-family="Calibri" fo:font-size="9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5cm" svg:height="7.377cm" xlink:href=".." xlink:type="simple" chart:class="chart:scatter" chart:column-mapping="1 0" chart:style-name="ch1">
        <chart:title svg:x="5.404cm" svg:y="0.283cm" chart:style-name="ch2">
          <text:p>Cálculo de λ </text:p>
        </chart:title>
        <chart:plot-area chart:style-name="ch3" table:cell-range-address="Hoja1.I70:Hoja1.J78" svg:x="1.277cm" svg:y="1.229cm" svg:width="11.953cm" svg:height="5.024cm">
          <chart:coordinate-region svg:x="1.41cm" svg:y="1.389cm" svg:width="11.739cm" svg:height="4.446cm"/>
          <chart:axis chart:dimension="x" chart:name="primary-x" chart:style-name="ch4">
            <chart:title svg:x="7.056cm" svg:y="6.4cm" chart:style-name="ch5">
              <text:p>m</text:p>
            </chart:title>
            <chart:grid chart:style-name="ch6" chart:class="major"/>
          </chart:axis>
          <chart:axis chart:dimension="y" chart:name="primary-y" chart:style-name="ch4">
            <chart:title svg:x="0.451cm" svg:y="5.565cm" chart:style-name="ch7">
              <text:p>2*n*d-d/dsen(α)^2 (mm)</text:p>
            </chart:title>
            <chart:grid chart:style-name="ch6" chart:class="major"/>
          </chart:axis>
          <chart:series chart:style-name="ch8" chart:values-cell-range-address="Hoja1.I70:Hoja1.I78" chart:class="chart:scatter">
            <chart:domain table:cell-range-address="Hoja1.J70:Hoja1.J78"/>
            <chart:regression-curve chart:style-name="ch9">
              <chart:equation chart:display-equation="true" chart:display-r-square="true" chart:style-name="ch10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">
                <text:p>-0.5</text:p>
                <draw:g>
                  <svg:desc>Hoja1.J70:Hoja1.J78</svg:desc>
                </draw:g>
              </table:table-cell>
              <table:table-cell office:value-type="float" office:value="0.101896183334152">
                <text:p>0.101896183334152</text:p>
                <draw:g>
                  <svg:desc>Hoja1.I70:Hoja1.I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0.101744809548718">
                <text:p>0.101744809548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5">
                <text:p>-1.5</text:p>
              </table:table-cell>
              <table:table-cell office:value-type="float" office:value="0.101609319401766">
                <text:p>0.1016093194017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0.101471711956681">
                <text:p>0.101471711956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5">
                <text:p>-2.5</text:p>
              </table:table-cell>
              <table:table-cell office:value-type="float" office:value="0.101334233185944">
                <text:p>0.1013342331859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0.101198874291233">
                <text:p>0.101198874291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5">
                <text:p>-3.5</text:p>
              </table:table-cell>
              <table:table-cell office:value-type="float" office:value="0.10105704772475">
                <text:p>0.101057047724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0.100909088427327">
                <text:p>0.100909088427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5">
                <text:p>-4.5</text:p>
              </table:table-cell>
              <table:table-cell office:value-type="float" office:value="0.100799837170383">
                <text:p>0.1007998371703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8a45595d069ef5570103caea1b71cc9d82b2aae4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ound" draw:dots1="1" draw:dots1-length="1%" draw:distance="199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E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fo:language="es" fo:country="ES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>
      <style:chart-properties style:rotation-angle="90"/>
      <style:text-properties fo:color="#595959" style:text-position="0% 100%" fo:font-family="Calibri" fo:font-size="10pt" fo:language="es" fo:country="ES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5b9bd5" svg:stroke-linecap="round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period="2" chart:regression-type="linear"/>
      <style:graphic-properties draw:stroke="dash" draw:stroke-dash="msLineDash_20_1" svg:stroke-width="0.053cm" svg:stroke-color="#5b9bd5" svg:stroke-linecap="round"/>
    </style:style>
    <style:style style:name="ch10" style:family="chart">
      <style:text-properties fo:color="#595959" style:text-position="0% 100%" fo:font-family="Calibri" fo:font-size="9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5cm" svg:height="7.377cm" xlink:href=".." xlink:type="simple" chart:class="chart:scatter" chart:column-mapping="1 0" chart:style-name="ch1">
        <chart:title svg:x="5.457cm" svg:y="0.283cm" chart:style-name="ch2">
          <text:p>Cálculo de λ</text:p>
        </chart:title>
        <chart:plot-area chart:style-name="ch3" table:cell-range-address="Hoja1.I89:Hoja1.J97" svg:x="1.277cm" svg:y="1.229cm" svg:width="11.953cm" svg:height="5.024cm">
          <chart:coordinate-region svg:x="1.41cm" svg:y="1.389cm" svg:width="11.739cm" svg:height="4.447cm"/>
          <chart:axis chart:dimension="x" chart:name="primary-x" chart:style-name="ch4">
            <chart:title svg:x="7.056cm" svg:y="6.4cm" chart:style-name="ch5">
              <text:p>m</text:p>
            </chart:title>
            <chart:grid chart:style-name="ch6" chart:class="major"/>
          </chart:axis>
          <chart:axis chart:dimension="y" chart:name="primary-y" chart:style-name="ch4">
            <chart:title svg:x="0cm" svg:y="5.579cm" chart:style-name="ch7">
              <text:p>2*n*d-d/dsen(α)^2 (mm)</text:p>
            </chart:title>
            <chart:grid chart:style-name="ch6" chart:class="major"/>
          </chart:axis>
          <chart:series chart:style-name="ch8" chart:values-cell-range-address="Hoja1.I89:Hoja1.I97" chart:class="chart:scatter">
            <chart:domain table:cell-range-address="Hoja1.J89:Hoja1.J97"/>
            <chart:regression-curve chart:style-name="ch9">
              <chart:equation chart:display-equation="true" chart:display-r-square="true" chart:style-name="ch10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">
                <text:p>-0.5</text:p>
                <draw:g>
                  <svg:desc>Hoja1.J89:Hoja1.J97</svg:desc>
                </draw:g>
              </table:table-cell>
              <table:table-cell office:value-type="float" office:value="0.101961808977566">
                <text:p>0.101961808977566</text:p>
                <draw:g>
                  <svg:desc>Hoja1.I89:Hoja1.I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0.101840653848865">
                <text:p>0.101840653848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5">
                <text:p>-1.5</text:p>
              </table:table-cell>
              <table:table-cell office:value-type="float" office:value="0.101713949844749">
                <text:p>0.1017139498447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0.101575816341081">
                <text:p>0.1015758163410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5">
                <text:p>-2.5</text:p>
              </table:table-cell>
              <table:table-cell office:value-type="float" office:value="0.101453846288956">
                <text:p>0.101453846288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0.10132478620749">
                <text:p>0.101324786207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5">
                <text:p>-3.5</text:p>
              </table:table-cell>
              <table:table-cell office:value-type="float" office:value="0.101188954384587">
                <text:p>0.1011889543845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0.10105704772475">
                <text:p>0.10105704772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5">
                <text:p>-4.5</text:p>
              </table:table-cell>
              <table:table-cell office:value-type="float" office:value="0.100941293257962">
                <text:p>0.1009412932579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8a45595d069ef5570103caea1b71cc9d82b2aae4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ound" draw:dots1="1" draw:dots1-length="1%" draw:distance="199%"/>
  </office:styles>
</office:document-styles>
</file>